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Roboto" svg:font-family="Roboto,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italic" style:font-style-asian="italic" style:font-style-complex="italic"/>
    </style:style>
    <style:style style:name="P3" style:family="paragraph" style:parent-style-name="Standard">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variant="normal" fo:text-transform="none" fo:color="#4d5156" style:font-name="Roboto" fo:font-size="10.5pt" fo:letter-spacing="normal" fo:font-weight="normal"/>
    </style:style>
    <style:style style:name="T3" style:family="text">
      <style:text-properties fo:font-variant="normal" fo:text-transform="none" fo:color="#4d5156" fo:letter-spacing="normal"/>
    </style:style>
    <style:style style:name="T4" style:family="text">
      <style:text-properties fo:font-variant="normal" fo:text-transform="none" fo:color="#5f6368" style:font-name="Roboto" fo:font-size="10.5pt" fo:letter-spacing="normal" fo:font-style="normal"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aptain Joaxi Quin could feel the tinny vibrations of the stabilizers up his arms and into his cheap fillings. The stabilizers on his engines had been barely working since he took command of this trader thrush, and every landing was a jack hammer ride to the surface. The backlog of maintenence on this craft was asstounding. The company that owned it, that owned Captain Joaxi Quin for that matter, was a master of squeezing maximum performance with minimum capital investment. </text:p>
      <text:p text:style-name="Standard"/>
      <text:p text:style-name="Standard">What is engine oil level? Asked Capitain Quin curtly.</text:p>
      <text:p text:style-name="Standard"/>
      <text:p text:style-name="Standard">Oil is at 67% sir. </text:p>
      <text:p text:style-name="Standard"/>
      <text:p text:style-name="Standard">Increase thrust to 41%.</text:p>
      <text:p text:style-name="Standard"/>
      <text:p text:style-name="Standard">“Should you be operating at 67% oil levels capitan? Isn’t that dangerous to the equipment?”</text:p>
      <text:p text:style-name="Standard"/>
      <text:p text:style-name="Standard">The Companign company auditor had been flying at his side for the past six months. Taking detailed notes, questioning the capitan, his crew, and gobbling up every last ounce of leeway and freedom that being a captain on a far flung trader had granted. </text:p>
      <text:p text:style-name="Standard"/>
      <text:p text:style-name="Standard">“Zuoquo Pan thruster engine is one of best ever built. Can safely operate with oil levels below 32% and heat at over 1300 degrees. How do you think we maintain cost effectiveness? Replace every bolt once the paint worn off? ”</text:p>
      <text:p text:style-name="Standard"/>
      <text:p text:style-name="Standard">The auditor was quiet but the crew laughed and Capitan Quin smilled his gap toothed, silver filled smile. His eyes flicked instinctively to the calendar. 152.083 days until vacation time. He crunched another anti-depresant, rage inhibitor between his teeth.</text:p>
      <text:p text:style-name="Standard"/>
      <text:p text:style-name="Standard">Engine oil level? </text:p>
      <text:p text:style-name="Standard"><text:s/>52%</text:p>
      <text:p text:style-name="Standard"/>
      <text:p text:style-name="Standard">Decrease thrust to 21 units. </text:p>
      <text:p text:style-name="Standard"/>
      <text:p text:style-name="Standard">Everyone in the cockpit held closely to the nearest support. They knew what 21 units of thrust meant on this graveity. A hard landing, <text:s/>Everyone except the auditor. He was busy wiggling his fingers over the unseen keys of his data input “let him fall” Thought capitain Quin. I could use another laugh. </text:p>
      <text:p text:style-name="Standard"/>
      <text:p text:style-name="Standard">The ship struck the trader thrush with heavy force, enough that the hydraulics film of acid the slug rode on squirted out both sides, like a real bug would splatter. The auditor slammed to the steel floor. Joaxi Quin could feel his stressor readings dropping, like the heat of his engine as his crew shammed the auditor in laughter. </text:p>
      <text:p text:style-name="Standard"/>
      <text:p text:style-name="Standard">“Boahui” cried one old woman, and others laughed even harder. The word translated to “land legged boy” </text:p>
      <text:p text:style-name="Standard"/>
      <text:p text:style-name="Standard"><text:s/>The auditor stood. “You filthy hantoese are so crude. Any chance to hoot like a monkey and you take it. You might have warned me.”</text:p>
      <text:p text:style-name="Standard"/>
      <text:p text:style-name="Standard">“I’m from new loa bong” thought the captain “not that this idiot would care” Most of the corporate structure didn’t take the time to learn any of the ethnic, social religious, or historical facets <text:s/>that made each unique member of the hundred tribes corporate lumped under “hantoese.” Most just wore the <text:soft-page-break/>digital translators that barked out common mandrin in stilted automated voices. And this auditor was no different. </text:p>
      <text:p text:style-name="Standard"/>
      <text:p text:style-name="Standard">Joaxi Quin was moving before the translator could even start it’s sentance.</text:p>
      <text:p text:style-name="Standard"/>
      <text:p text:style-name="Standard">“Captain- let’s go to the engine room- I want to inspect the equipment you say isn’t being damaged.” </text:p>
      <text:p text:style-name="Standard"/>
      <text:p text:style-name="Standard">He knew english, and could speak it when it pleased him, but any devide he could throw between himself and the auditor he would gladly use. </text:p>
      <text:p text:style-name="Standard"/>
      <text:p text:style-name="Standard">Laugher followed them, growing quieter as they climbed hand over hand dropping down the level of the rocket to the engines. The observation platforms were small and crowded. The heat was immense. The air smelled of oil and fuel </text:p>
      <text:p text:style-name="Standard"/>
      <text:p text:style-name="Standard">“No touch” the captain said in mandrin, and grabbed the auditors hands. The rails were steaming hot and te captain had seen new engine workers grill the skin off their hands instantly.</text:p>
      <text:p text:style-name="Standard"/>
      <text:p text:style-name="Standard">Why do you let the engines leak this way capitan? </text:p>
      <text:p text:style-name="Standard"/>
      <text:p text:style-name="Standard">“When they stop leaking its the problem. means they are out of oil.” </text:p>
      <text:p text:style-name="Standard"/>
      <text:p text:style-name="Standard">“These engines are worth more than you, more than your whole crew capitain. They must be treated with their best longevity in mind.”</text:p>
      <text:p text:style-name="Standard"/>
      <text:p text:style-name="Standard">“I only get 400,000 credits for maintenance. Full repairs makes no money.”</text:p>
      <text:p text:style-name="Standard"/>
      <text:p text:style-name="Standard">The capitan leaned agaist the outside plates, the coolest portion of this sweltering bay.</text:p>
      <text:p text:style-name="Standard"/>
      <text:p text:style-name="Standard">“You’ve just got to utilize the funds you’re given differently capitain. I’m sure you’re just squandering them somewhere, most captains are.”</text:p>
      <text:p text:style-name="Standard"/>
      <text:p text:style-name="Standard">“Cannot feed crew, maintain engine perfect, and make deadlines.” </text:p>
      <text:p text:style-name="Standard"/>
      <text:p text:style-name="Standard">“Well I ashure you don’t have to do all those things.”</text:p>
      <text:p text:style-name="Standard"/>
      <text:p text:style-name="Standard">The captain took his leave with a quick nod. He’d heard enough. There was always some new squeeze being put on captains. Some new way to push more of the profits to the top. As he passed out of the engine bay he touched his fingers to the dreadlocked hair at the base of his neck. He allowed no other hair to reach even a millimeter of length on his sparse, wiry body. We are given our body, our skin and our hair from our parents. The matted lock, spun with gold wire and jade for luck, was the physical reminder of his connection to his father. </text:p>
      <text:p text:style-name="Standard"/>
      <text:p text:style-name="Standard">Hmong Traditional Song plays now.</text:p>
      <text:p text:style-name="Standard">https://www.youtube.com/watch?v=bGh-B09y5i0</text:p>
      <text:p text:style-name="Standard"/>
      <text:p text:style-name="Standard">He spoke to his father now. As the ship depresurized and the everpresent smell of pig flooded the engine room. </text:p>
      <text:p text:style-name="Standard">Another ag slug on the nearly four light year long journey around the system.</text:p>
      <text:p text:style-name="Standard"><text:s text:c="2"/>“We never would have stood for this father. Not when we were together. Not when we had the oolong. </text:p>
      <text:p text:style-name="Standard"><text:soft-page-break/>Joaxi Quin looked at his stressor indicator wired under the skin of his wrist. . It was level 454. He chewed another tablet, and another.</text:p>
      <text:p text:style-name="Standard"><text:s/>“You have seen many things father. But I hope your ship has not become one of the stariving ships.”</text:p>
      <text:p text:style-name="Standard"/>
      <text:p text:style-name="Standard">As he walked to the decks where the new shipment was being unloaded he could almost hear his father speaking. </text:p>
      <text:p text:style-name="Standard"/>
      <text:p text:style-name="Standard">“What are the five duty’s of a captain?”</text:p>
      <text:p text:style-name="Standard"/>
      <text:p text:style-name="Standard">“Care for his crew as he would care for himself, as his family.”</text:p>
      <text:p text:style-name="Standard"/>
      <text:p text:style-name="Standard">“Be more clever than his enemy”</text:p>
      <text:p text:style-name="Standard"/>
      <text:p text:style-name="Standard">“Become rich”</text:p>
      <text:p text:style-name="Standard"/>
      <text:p text:style-name="Standard">“Leave the gods and ancestors their due”</text:p>
      <text:p text:style-name="Standard"/>
      <text:p text:style-name="Standard">“Train the next captains to their duty.” </text:p>
      <text:p text:style-name="Standard"/>
      <text:p text:style-name="Standard">“Father how can I do these duties with the corporates wires in me telling them everything? And the pills to keep me calm and docile and</text:p>
      <text:p text:style-name="Standard"><text:s/>the engines rigged to gas everyone aboard if we steal them? </text:p>
      <text:p text:style-name="Standard"/>
      <text:p text:style-name="Standard">You must simply be more clever than your enemy. With enemies like the Copangyoung company that was harder and harder to do. </text:p>
      <text:p text:style-name="Standard"/>
      <text:p text:style-name="Standard">The capitain touched his fingers to his temple. A sign of respect to his father. I will see what I can do father. I will see what I can do.</text:p>
      <text:p text:style-name="Standard"/>
      <text:p text:style-name="Standard">A few fast steps and a slide down the latter railing and he was at the loading dock. He could hear the auditor.</text:p>
      <text:p text:style-name="Standard"><text:s/>Complaining to the air in English “What a crude machine. Doesn’t even have lifts! Latters imagine. Suppose its good enough for these animals.”</text:p>
      <text:p text:style-name="Standard"/>
      <text:p text:style-name="Standard">The doors to the loading section opened with a screech. Crew and cargo pressed in close. They were almost done with their </text:p>
      <text:p text:style-name="Standard">loop and the thrush was full to the brim. Men pressed forward with meagre trading goods the thrush would exchange for the bounty of</text:p>
      <text:p text:style-name="Standard"><text:s/>agricultural products waiting on the surface. </text:p>
      <text:p text:style-name="Standard"/>
      <text:p text:style-name="Standard">The captain watched with pleasure as a market bloomed in an instant from the loading door platform. </text:p>
      <text:p text:style-name="Standard">Strong men pulled wires taught and sunk steaks into the rich loamy earth of the biodome floor. </text:p>
      <text:p text:style-name="Standard">Others climed like acrobats up the wires, silken hangings strung to their back. A pavilion covered the </text:p>
      <text:p text:style-name="Standard">bazzarr from the false sunlight of the mirrored focusers. In a moment the sounds of a pagent erupped and he and his </text:p>
      <text:p text:style-name="Standard">people played the practiced part given to them to survive. </text:p>
      <text:p text:style-name="Standard"/>
      <text:p text:style-name="Standard">“History is a powerful weapon.” Captain Joquin <text:s/>could hear his father say. As he walked the stalls and little alley ways of the market bazzar</text:p>
      <text:p text:style-name="Standard"><text:soft-page-break/><text:s/>he looked for his apprentices. </text:p>
      <text:p text:style-name="Standard"/>
      <text:p text:style-name="Standard">As he rounded the sharp corner of a small alley there they were. Three youth, as different as stone, silk, and the fragil body of a broken bug. </text:p>
      <text:p text:style-name="Standard"/>
      <text:p text:style-name="Standard">The three youth bowed, their little brown faces <text:s/>accented by the signs of their apprenticeship, a white towel wrapped around their neck and head.</text:p>
      <text:p text:style-name="Standard"/>
      <text:p text:style-name="Standard">“Kowareta kamakiri where is the auditor?” Asked the capitain. To a young boy, suspended in grav lifts. </text:p>
      <text:p text:style-name="Standard"/>
      <text:p text:style-name="Standard">“He is in the west side market, offending our people and farmers alike with almost everyword he utters, sir.”</text:p>
      <text:p text:style-name="Standard"/>
      <text:p text:style-name="Standard">Very good said the capitain chuckling at the crippled boys acerbic wit.</text:p>
      <text:p text:style-name="Standard"/>
      <text:p text:style-name="Standard">And <text:s/>Shirukuwāmu where are we? He asked the small girl crouching on the edge of a traders roof, her lithe body leaning from the pole she grasped</text:p>
      <text:p text:style-name="Standard"><text:s/>like a sailor in the wind. </text:p>
      <text:p text:style-name="Standard"/>
      <text:p text:style-name="Standard">“We are in the snakes scales, in the red rome system, on the eigthth of the hags knots.</text:p>
      <text:p text:style-name="Standard"><text:s/>The little woman who’s stalls they stood near laughed in pleasure, as if the conversation were about her.</text:p>
      <text:p text:style-name="Standard"><text:s/>She smiled a gum filled smile and counted out knots on her kerchief, each tied through a solid gold coin, or looped around a gem,</text:p>
      <text:p text:style-name="Standard"><text:s/>or precious vial of machine fluid or spacecraft part, that made up her only ornimentation and fiscal reserves. </text:p>
      <text:p text:style-name="Standard"/>
      <text:p text:style-name="Standard">And you Orokana ishi? What are the names of these peoples? </text:p>
      <text:p text:style-name="Standard"/>
      <text:p text:style-name="Standard">“This foolish one does not know capitan.” The boys large round face begain to turn crimson under the capitains withering eye. </text:p>
      <text:p text:style-name="Standard"/>
      <text:p text:style-name="Standard">The boy was one of the largest humans on the trader thrush. His strength was only rivaled in size by his stupendus stupidity. But he was a QuenQuen,</text:p>
      <text:p text:style-name="Standard"><text:s/>and his father had been a capitain, before the war, before the corporate subjugation. He would have the opportunity to be an apperntice, but the Jow Quin </text:p>
      <text:p text:style-name="Standard">suspected he would not pass to capitain. </text:p>
      <text:p text:style-name="Standard"/>
      <text:p text:style-name="Standard">These people are the Ahaamisarites. The captain looked back in his photo graphic memory at a catalouge he had once read of all t</text:p>
      <text:p text:style-name="Standard">he gene stock the Company owned. </text:p>
      <text:p text:style-name="Standard"/>
      <text:p text:style-name="Standard">Ahaamisarites. Farmers, obedient adherants to the farm commune model of society, these hardy people are known to be excelent producers</text:p>
      <text:p text:style-name="Standard"><text:s/>in the roughest of systems. Plant these where others would be depressed, or founder for lack of contact. </text:p>
      <text:p text:style-name="Standard">They need little in the way of maintenence, and their faith system gives an added bonus of a sharing mentality and a mind to cost effectiveness</text:p>
      <text:p text:style-name="Standard"><text:s/>that any corperation can appreciate. They are not susseptible to revolt, but are ruthless merchants and <text:soft-page-break/>will gain a controlling interest in any mercantile operation with rapid efficiency.</text:p>
      <text:p text:style-name="Standard">Do not to give access to credits or stock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Awesome scottish music. </text:p>
      <text:p text:style-name="Standard">https://www.youtube.com/watch?v=hnSNfxjrwck</text:p>
      <text:p text:style-name="Standard"/>
      <text:p text:style-name="Standard"/>
      <text:p text:style-name="Standard"/>
      <text:p text:style-name="Standard"/>
      <text:p text:style-name="Standard">"Don't we trade with them Capitan?" asked the Stone, a look of genuine concern on his face.</text:p>
      <text:p text:style-name="Standard"/>
      <text:p text:style-name="Standard">Yes stone we do. With coin minted of plasti-steel. A fourtune here would amount to a pile of twigs at the true</text:p>
      <text:p text:style-name="Standard">markets. Shall I mint you a kingdom? We've seventy five tons of plasti-steel aboard." said the capitain scathingly.</text:p>
      <text:p text:style-name="Standard"/>
      <text:p text:style-name="Standard">The boys face turned a deeper shade of red. </text:p>
      <text:p text:style-name="Standard"/>
      <text:p text:style-name="Standard">"The only things of real worth here are all the farm products they make." Said silk in a whisper. </text:p>
      <text:p text:style-name="Standard"/>
      <text:p text:style-name="Standard">"and the gene stock." Added the mantis. A shrewd one that boy. The captain looked at him with suprize and aproval There was a fortune in humanity here. </text:p>
      <text:p text:style-name="Standard">But that trade had been suppressed with the corprate take over. But it would take more than a generation for his </text:p>
      <text:p text:style-name="Standard">people to forget their ways. </text:p>
      <text:p text:style-name="Standard"/>
      <text:p text:style-name="Standard">So stone- do you see what it is we do here? How does a thrush flourish? </text:p>
      <text:p text:style-name="Standard"/>
      <text:p text:style-name="Standard">They walked out of the narrow alley where their tuttoring had begun. Ahamish children chased boys and girls of the </text:p>
      <text:p text:style-name="Standard">trader ship playfully. The farmers plain denim contrasted with the patterns and silks of the crew. Everywhere</text:p>
      <text:p text:style-name="Standard">around the four present and future captains, a carnival atmosphere pervaded. Stalls of brass pots and pans clattered</text:p>
      <text:p text:style-name="Standard">near the knife sellers juggling their wares and splitting apples off customers heads. The leather workers plied new</text:p>
      <text:p text:style-name="Standard">soles to boots, machinists welded broken farm machinery. And the ahamish drove sharp hard bargains, and the traders </text:p>
      <text:p text:style-name="Standard">paid in worthless coin. The herds and mountains of bounty from the farms made a slow river into the holds. </text:p>
      <text:p text:style-name="Standard"><text:soft-page-break/></text:p>
      <text:p text:style-name="Standard">But the boy could not see all of this. His eyes were taken by the strange clothes and the bodies of the young ladies</text:p>
      <text:p text:style-name="Standard">and the strange sounds and foods all around him. </text:p>
      <text:p text:style-name="Standard"/>
      <text:p text:style-name="Standard">We bring the farmers their things, their clothes and medicine and glasses, and they give us food, and water, and air.</text:p>
      <text:p text:style-name="Standard"/>
      <text:p text:style-name="Standard">Mantis and Silk both smiled at the poor fool, unable to see the casino like nature of the pagent around them. </text:p>
      <text:p text:style-name="Standard"/>
      <text:p text:style-name="Standard">the capitain shook his head. </text:p>
      <text:p text:style-name="Standard"/>
      <text:p text:style-name="Standard">"Stone when you are married- let your wife keep the books." they stopped at a crude wooden stall, a large iron pot</text:p>
      <text:p text:style-name="Standard">thick with verdigris and soot was bubbling the most apitizing arroma. Pig bone soup. the captain listened </text:p>
      <text:p text:style-name="Standard">as the Ahamish woman boasted about how her soup was special because the bones had marinated in a oven of spices</text:p>
      <text:p text:style-name="Standard">brown sugar for three weeks before they were boiled. She brought him a copper ladel full and motioned him to try it. </text:p>
      <text:p text:style-name="Standard"/>
      <text:p text:style-name="Standard">“Capitain” whispered Silk. "The Auditor is at the pig pens."</text:p>
      <text:p text:style-name="Standard"/>
      <text:p text:style-name="Standard">"Foau song" swore the capitain in the native dialect of his home asteroid. Come on my students. We will have to forgoe our bone broth soup. Stone looked more</text:p>
      <text:p text:style-name="Standard">upset about that than any of the chiding he had recieved for misisng his lessons. And the Mantis's face grew sour. </text:p>
      <text:p text:style-name="Standard">his stunted legs would not carry him at any speed. </text:p>
      <text:p text:style-name="Standard"/>
      <text:p text:style-name="Standard">"Vain Stone, stupid Stone" complained Stone to no one in paticular, "Stone is carved of marble but his brain </text:p>
      <text:p text:style-name="Standard">is made of clay. Why do you make your body so strong when your mind is so weak? The silk has her cunning charms and wit</text:p>
      <text:p text:style-name="Standard">the maintis is sharp and cruel, his claws miss no one. But stone has nothing but his stone body to weather the world. </text:p>
      <text:p text:style-name="Standard"/>
      <text:p text:style-name="Standard">The young woman looked dejected when the capitain apologized in english, "I am sorry but the duties of a captain</text:p>
      <text:p text:style-name="Standard">are many. I will return to try your most excellent soup when I have more time." He deftly slid a pouch of coins</text:p>
      <text:p text:style-name="Standard">into the young woman's hand and made a bow. She blushed at the courtesy and attention. </text:p>
      <text:p text:style-name="Standard"/>
      <text:p text:style-name="Standard">The group stood behind Stone, and the Mantis rode upon his back. The farmers and traders alike parted for the massive</text:p>
      <text:p text:style-name="Standard">youth. The captain watched silk. She practiced her games as they went to the pens. A pocket picked here, a disarming smile there</text:p>
      <text:p text:style-name="Standard">the red silk scarf dance that the farmers saw as harmless but the captain knew could end a man as softly and silently as a </text:p>
      <text:p text:style-name="Standard"><text:soft-page-break/>whisper and a kiss. </text:p>
      <text:p text:style-name="Standard"/>
      <text:p text:style-name="Standard">The the press of bodies and merchandise opened up to a central cirle near the loading ramps of the trader thrush. A sea </text:p>
      <text:p text:style-name="Standard">of pig flesh, mirrored the humans on the oposite side of the gate. There were chickens too, and one hundred and fifty one tons of vegitables,</text:p>
      <text:p text:style-name="Standard"><text:s/>mostly roots like potatoes, sugar beets and radishes</text:p>
      <text:p text:style-name="Standard">stood ready to be loaded. The farmer's elders the council of old men that did the bargaining were on the loading dock</text:p>
      <text:p text:style-name="Standard">and the auditor was speaking to them. A crowd had gathered and watched the exchange </text:p>
      <text:p text:style-name="Standard"/>
      <text:p text:style-name="Standard">"fool" he'll ruin the festival. He'll offend someone or show our hand and it will mean hell from these poor idiots.</text:p>
      <text:p text:style-name="Standard">The captain made a quick climb onto the dock and listened to the words being exchanged. </text:p>
      <text:p text:style-name="Standard">"Yes the Copangion company, by way of Landsdale owns this thrush, and your slug for that matter. You might know who your owners are. Its </text:p>
      <text:p text:style-name="Standard">in the perspectus."</text:p>
      <text:p text:style-name="Standard"/>
      <text:p text:style-name="Standard">"The lord owns this slug, sir. And I'd thank you not to forget it." Said good Brother Marsh his accent thickly germaic. </text:p>
      <text:p text:style-name="Standard"/>
      <text:p text:style-name="Standard">"Oh yes, I had read about your religions, quaint to encounter them first hand. Shall we conclude our business good brother?</text:p>
      <text:p text:style-name="Standard">"I read in the documents your Slug requires 250,000 credits to conclude the business? </text:p>
      <text:p text:style-name="Standard"/>
      <text:p text:style-name="Standard">I coulnd't take less than 500000 for this lot of fine pigs. Said Good brother Marsh. </text:p>
      <text:p text:style-name="Standard"/>
      <text:p text:style-name="Standard">The captain interjected here. Silk translated, so as to keep the auditor unaware of his english. </text:p>
      <text:p text:style-name="Standard"/>
      <text:p text:style-name="Standard">"Auditor, you're here in an observational position. I must protest, dealing with Good Brother Marsh is my duty."</text:p>
      <text:p text:style-name="Standard"/>
      <text:p text:style-name="Standard">The Company will be making significant changes, once my report is delivered. I hate waste and inefficiency. These food </text:p>
      <text:p text:style-name="Standard">goods are worth enough to raise the company stock three points if we deliver to the kessian mines in a good time. Every</text:p>
      <text:p text:style-name="Standard">moment you waste here cuts into our profits. Really these shows of trading are unnecessary. Get the merchandise loaded.</text:p>
      <text:p text:style-name="Standard"/>
      <text:p text:style-name="Standard">The elders eyes went wide. They smelled an opportunity. The crowd began to chatter. </text:p>
      <text:p text:style-name="Standard"/>
      <text:p text:style-name="Standard">The bounty of these farms are our own, and we owe nothing but to God and our conscience. We won't trade for 250,000 or</text:p>
      <text:p text:style-name="Standard">500,000. We will take 1.5 points of your stock though. Half for you and half for us is a fair trade if you're going to do</text:p>
      <text:p text:style-name="Standard">so well at these mines.</text:p>
      <text:p text:style-name="Standard"/>
      <text:p text:style-name="Standard">The Auditors laugh was high pitched and shrill. The traders around him winced, and the farmers stared at his oddity. </text:p>
      <text:p text:style-name="Standard"><text:soft-page-break/></text:p>
      <text:p text:style-name="Standard">A point and a half of stock? What would you do with stock? You ignorant yokle! Why a point and a half is worth mo</text:p>
      <text:p text:style-name="Standard"/>
      <text:p text:style-name="Standard">"IDIOT! thought the captain. "If they know their getting swindled they'll never sell." He moved inperceptibly.</text:p>
      <text:p text:style-name="Standard">Stone's upturned toes made a perfect point to hook his boot. With a deft sweep the giant of a boy was tumbling towards the </text:p>
      <text:p text:style-name="Standard">Auditor. </text:p>
      <text:p text:style-name="Standard"/>
      <text:p text:style-name="Standard">Watch out yelled the captain with mock concern. The gathered crowd gasped and the loading dock clanked as stone struck the Auditor from his feet</text:p>
      <text:p text:style-name="Standard">One paticularly large fist hit the auditor square in the nose and blood spattered his uniform. The ships crew laughed mercilessly, but the farmers had better manners</text:p>
      <text:p text:style-name="Standard">and only giggled behand open hands. </text:p>
      <text:p text:style-name="Standard"/>
      <text:p text:style-name="Standard">Stupid Hantonese! Spat the Auditor. I can't wait to be rid of you and your evil customs, this trip has been a burden. See that this boy is punished." The auditor </text:p>
      <text:p text:style-name="Standard">pushed himself up from the steel of the loading dock and clamped his gushing nose between two danty fingers. </text:p>
      <text:p text:style-name="Standard"/>
      <text:p text:style-name="Standard">Stupid stone indeed! chimed silk as she helped the Auditor to his feet. Your nose is quite broken. I can bring you to grandmother, she can set it for you</text:p>
      <text:p text:style-name="Standard"/>
      <text:p text:style-name="Standard">I'd sooner take medical attention from those pigs. </text:p>
      <text:p text:style-name="Standard"/>
      <text:p text:style-name="Standard">Grandmother is a company certified nurse Auditor, she has certificates and everything. said Silk comfortingly. Her room is clean and her instruments modern. </text:p>
      <text:p text:style-name="Standard">Come have a look, you wouldn't want your nose to heal crooked? </text:p>
      <text:p text:style-name="Standard"/>
      <text:p text:style-name="Standard">Well I hardly belive a hantonese could achive company certificates, but perhaps she'll have some Oxymendidn for the pain at least.</text:p>
      <text:p text:style-name="Standard"/>
      <text:p text:style-name="Standard">"Certainly" smiled silk and she led the man back inside the ship. The crowd quited. Attention was back at the deal makers. What would they trade for?</text:p>
      <text:p text:style-name="Standard">The dramas of the market were the most entertainment this farming comunity would recieve in months, and Captain Jaquin could put on a show. </text:p>
      <text:p text:style-name="Standard">he turned back to the elders </text:p>
      <text:p text:style-name="Standard"/>
      <text:p text:style-name="Standard">"Good Brother Marsh. The sun is hot and my mouth is dry. And my students cannot seem to keep one foot from tripping the other." Stone was again embarased</text:p>
      <text:p text:style-name="Standard">The captain made a mental note to thank him for the broken nose. "Perhaps we could pull out the pavilian and share some news of the outside world. Then you</text:p>
      <text:p text:style-name="Standard">could show us the stock, award your ribbons, and we could conclude our business? Perhaps we could buy a barrel of your excellent beer? </text:p>
      <text:p text:style-name="Standard"/>
      <text:p text:style-name="Standard">Good Borhter marsh smiled. The ahamish made a dark thick beer, and they would drink to excess, but only if someone else would buy the barrel. </text:p>
      <text:p text:style-name="Standard"/>
      <text:p text:style-name="Standard"><text:soft-page-break/>The crowd sputtered in exceitment. "Up up! Shouted the captain to a few of his men and they wired more tarpalins over head with deft arobatics. Wooden tables and chairs were brought out.</text:p>
      <text:p text:style-name="Standard">soon merchant and farmers were gathered dipping leather dirinking skins, and wooden mugs, and ornate brass cups, nto the farmers rich beer. The captain ordered a bowl of the bone broth</text:p>
      <text:p text:style-name="Standard">soup now that his troubles with the auditor were over. As the good brother's attention was on the new broached barrels of beer Mantis hobbled to the captains side.</text:p>
      <text:p text:style-name="Standard"/>
      <text:p text:style-name="Standard">"Sir, I've had these forgeries made up while you were talking. <text:s/>Stock certificates, company holofoil even. They'd fool anyone but a dutch crater banker."</text:p>
      <text:p text:style-name="Standard"/>
      <text:p text:style-name="Standard">"The penalty for forgery is hands." said the captain without emotion. He studied the young man's bent wrists. The palsy twisted him cruly and gave his arms </text:p>
      <text:p text:style-name="Standard">the shape that gave him his name. </text:p>
      <text:p text:style-name="Standard"/>
      <text:p text:style-name="Standard">"we're a thousand jumps from the treasury. The closest judge doesn't even work for our company and wouldn't have the codes to check the papers. And the farmers will never</text:p>
      <text:p text:style-name="Standard">leave this slug, and they'll be the ones holding the evidence." he said calmly. The captain slurped his soup. </text:p>
      <text:p text:style-name="Standard"/>
      <text:p text:style-name="Standard">"Show me the papers." mantis unclutched the sheaf of stock certificates with effort. "these are good. quite good. the captain bit the marker and it let a slighly </text:p>
      <text:p text:style-name="Standard">sour taste in his mouth. Another stamp of authenticity. </text:p>
      <text:p text:style-name="Standard"/>
      <text:p text:style-name="Standard">"Who did these? He should have a gallon of trade grade fuel and two nights in the pleasure houses for his efforts."</text:p>
      <text:p text:style-name="Standard"/>
      <text:p text:style-name="Standard">"I'll see that he does." said Mantis. </text:p>
      <text:p text:style-name="Standard"/>
      <text:p text:style-name="Standard">"And make sure you keep his tools. A captain cannot let crew decide for himself what he should forge or not."</text:p>
      <text:p text:style-name="Standard"/>
      <text:p text:style-name="Standard">Mantis nodded. "And what would you like for a reward? Said the captain. His eyes narrowed on the boy.</text:p>
      <text:p text:style-name="Standard"/>
      <text:p text:style-name="Standard">This one's reward is his captains approval." </text:p>
      <text:p text:style-name="Standard"/>
      <text:p text:style-name="Standard">"You have it." Said jaouQuin as he stuffed the forged stocks in his leather traders wallet with the ships documents and his captains papers.</text:p>
      <text:p text:style-name="Standard">Now go make sure the auditor is asleep. </text:p>
      <text:p text:style-name="Standard"/>
      <text:p text:style-name="Standard">As you say captain, and the boy shuflled off. </text:p>
      <text:p text:style-name="Standard"/>
      <text:p text:style-name="Standard">“That one will see the cracks in every wall. Best to keep him more occupied or he will land an enforcement team on the ship before we have figured out how to disarm the engine defenses. Best keep him busy.” Thought the captain to himself. </text:p>
      <text:p text:style-name="Standard"/>
      <text:p text:style-name="Standard">Stone was standing at the captain’s left side smiling absentmindedly at a very busty young ahamish who was singing a rhymin serving song and hefting platters full of brimming beer mugs in rhythm with her singing.</text:p>
      <text:p text:style-name="Standard"><text:soft-page-break/><text:s/>She would set and sing and set and sing and the people she served would hum as she served them. It made a pleasant sound like the dinging of one of the wooden clocks in the traders stalls. </text:p>
      <text:p text:style-name="Standard"/>
      <text:p text:style-name="Standard">As a back drop the trader thrush rose like an obelisk <text:s/>above the pastoral beauty of the green pasture fields and waving grains golden in the sun. </text:p>
      <text:p text:style-name="Standard"/>
      <text:p text:style-name="Standard">The repair crews crawled the hull <text:s/>of the thrush suspended by grav lifts. Bright blue sparks and welding spatter occasionally marked a new plate being sewed in place with fire and electricity.</text:p>
      <text:p text:style-name="Standard"/>
      <text:p text:style-name="Standard">One of the men, a new repair man the captain recognized suddenly screamed. The mans grav lift was shattered. A report of automatic fire starteled everyone in the agfield and market. All eyes </text:p>
      <text:p text:style-name="Standard">turned to the repairmans body as it cartwheeled in a spray of dropplets of blood and then stopped with a crackling crunch. Gun turrets bristled in a perimiter around each of the ships engines.</text:p>
      <text:p text:style-name="Standard"/>
      <text:p text:style-name="Standard">An metalic voice was audible above the russtle and chatter of the crowd </text:p>
      <text:p text:style-name="Standard"/>
      <text:p text:style-name="Standard">:MAINTAIN 50 METERS DISTANCE FROM MARK IV ENGINES: :PROPTERTY OF THE NEW LAN DALE COMPANY: :TRESPASSERS WILL BE SHOT ON SIGHT: </text:p>
      <text:p text:style-name="Standard"/>
      <text:p text:style-name="Standard">“Stone” whispered the capitan almost in the boy’s ears. <text:s/>The boy started and spilled his beer. </text:p>
      <text:p text:style-name="Standard"/>
      <text:p text:style-name="Standard">“yes Capitan” <text:s/>he said</text:p>
      <text:p text:style-name="Standard"/>
      <text:p text:style-name="Standard"><text:s/>“what are those” <text:s/>Asked JaiJIaQuin <text:s/>and pointed with a look from his eyes. </text:p>
      <text:p text:style-name="Standard"/>
      <text:p text:style-name="Standard">Stone turned and His boots clattered on the metallic grates that formed the base of the trading platform, It stood the height of two men and rose above the bustle of the market. </text:p>
      <text:p text:style-name="Standard"/>
      <text:p text:style-name="Standard">Even stone knows this thing said the boy and whipe’ed his hand three times across the back of his ear. </text:p>
      <text:p text:style-name="Standard"/>
      <text:p text:style-name="Standard">“These are the eyes of the auditor. They see the things we do” </text:p>
      <text:p text:style-name="Standard"/>
      <text:p text:style-name="Standard">"And what do we do stone?"</text:p>
      <text:p text:style-name="Standard"/>
      <text:p text:style-name="Standard">Stone whispered. “We want our ship back. We want her to be named the Mozu and wave the banners of Shap-ng-tsai and all his sons and their sons and the captains that will be.” </text:p>
      <text:p text:style-name="Standard"/>
      <text:p text:style-name="Standard">The captain also made the gesture with his ear to ward off the eyes of the company. </text:p>
      <text:p text:style-name="Standard"/>
      <text:p text:style-name="Standard">“Good stone. You will do the trading today.” Said the captain and he fished his leather traders wallet from the side pouch. </text:p>
      <text:p text:style-name="Standard">“Captain cap’ “ Stammered Stone. “I do not know the figures of this thing, and what is the price of pigs?” The captain could see the boy redding around the ears and his eyes darting about. </text:p>
      <text:p text:style-name="Standard">He looked at the table full of Ahamish all enjoying the barrels of beer he’d bought.</text:p>
      <text:p text:style-name="Standard"/>
      <text:p text:style-name="Standard">“They’d tear him apart normally” he thought. “Maybe they will now. It will be good for him” </text:p>
      <text:p text:style-name="Standard"/>
      <text:p text:style-name="Standard">“Stone you are to give them these as payment.” He handed the forged company stock certificates The holofoil shining brightly in the eternal summer sun. "Don't pay anything. Above .75 points of stock." </text:p>
      <text:p text:style-name="Standard"><text:soft-page-break/></text:p>
      <text:p text:style-name="Standard">"Sir I don't know what a point of stock is" The captain ignored him as he shuffled the boy closer and closer to the main table of the Ahamish </text:p>
      <text:p text:style-name="Standard"/>
      <text:p text:style-name="Standard">Good Brother Marsh was well and plenty drunk by now. The captain had tradded with the elder for many years and he could see the tinge of red even through the mans heavy beard. </text:p>
      <text:p text:style-name="Standard">The elders were on a main dias table. It held an auctioneers podium and gavel. The captain had sat through many a fair, part sunday sermon part stock trader's auction</text:p>
      <text:p text:style-name="Standard"/>
      <text:p text:style-name="Standard">Marsh could smell profits. And Stone was close enough now that the main table of Ahamish all bristled like pointer dogs. Harvest time for the money traders.</text:p>
      <text:p text:style-name="Standard"/>
      <text:p text:style-name="Standard">"Brothers, Sisters, children of a mighty God, all toilers in the feild and gleaners of the work of the mighty. Once again the duty's have been done, and</text:p>
      <text:p text:style-name="Standard">our everlasting god has fufilled his promise to us. We shuned sloth, and our lovestock grew, we sang in our weariness and the wheat grew near high as our voices to god.</text:p>
      <text:p text:style-name="Standard"/>
      <text:p text:style-name="Standard">"But now the moment of our stead fastness is at hand." Marsh had gripped the podium deeply and a tinge of sweat marked his fervered brow. He smelled of rich </text:p>
      <text:p text:style-name="Standard">brown beer. </text:p>
      <text:p text:style-name="Standard"/>
      <text:p text:style-name="Standard">"The trading is at hand! And Bucks and Vixens will be matched" </text:p>
      <text:p text:style-name="Standard"/>
      <text:p text:style-name="Standard"/>
      <text:p text:style-name="Standard"/>
      <text:p text:style-name="Standard"/>
      <text:p text:style-name="Standard"/>
      <text:p text:style-name="Standard">THE GIRL'S CHAPTER.</text:p>
      <text:p text:style-name="Standard"/>
      <text:p text:style-name="Standard">I was a red head once. And my eyes were green. Or maybe blue. My skin was fair with freckles and my greatest care in the world was a winning the first prize ribbon for pigs.</text:p>
      <text:p text:style-name="Standard">and the bolt of callico cloth that came with it. I was to be a blue ribbon vixen that year and eligible to be matched and I wanted nothing more than to wear</text:p>
      <text:p text:style-name="Standard">a new bonnet and dress of gold and cornflower blue pattern that I had seen in the prizes behind the glass where the candy was the children got for picking most, or </text:p>
      <text:p text:style-name="Standard">the heavy boots and duck cloth tousers and tool patterned leather the Bucks could win that made them men in the covenant. </text:p>
      <text:p text:style-name="Standard"/>
      <text:p text:style-name="Standard">Then Arthur Trillian. I know you know who he is. We've all heard of AT. But I met him. When he was still a living human. </text:p>
      <text:p text:style-name="Standard"/>
      <text:p text:style-name="Standard">Arthur could read. That is what made me follow him. That is what made me disobey. </text:p>
      <text:p text:style-name="Standard"/>
      <text:p text:style-name="Standard"/>
      <text:p text:style-name="Standard"/>
      <text:p text:style-name="Standard"><text:s/>Larua Ingles walked into the the doemed pod of the pig pen and smiled. She was tall for her age, and stronger than most of the boys. </text:p>
      <text:p text:style-name="Standard"/>
      <text:p text:style-name="Standard">"Alone alone alone littl piggies!" Every square inch of the doeme hung with glistening meat and <text:soft-page-break/>pulsing organs, a netowrk of tubes and syntheic skin coverings made each pig </text:p>
      <text:p text:style-name="Standard">safe from bacterial infections. A row after row of paired down pigs, only what was needed to produce meat was grown, and hung in the pulsing pumping network of </text:p>
      <text:p text:style-name="Standard">feeding tubes and waste gates.</text:p>
      <text:p text:style-name="Standard"/>
      <text:p text:style-name="Standard">Sooouie!! Pigs come here to see me! Wendy is off to neck with Harris and so the pen is ours today! No gossip, and no complaining! </text:p>
      <text:p text:style-name="Standard"/>
      <text:p text:style-name="Standard">The girl bent at a display screen and hundreds of animated pigs came to greet her. Her overalls were tan and crisp but faded. tools and tassles ornimeted </text:p>
      <text:p text:style-name="Standard">the beautiful body of the sixteen year old girl, on the edge of becoming a woman in her societies eyes.</text:p>
      <text:p text:style-name="Standard"/>
      <text:p text:style-name="Standard">"Reggie, and Wattson, and Tilda!" She pressed the noses of the projected pigs and drawn sparkels and stars erupted as she performed the needed action. Vital signs displayed above their heads. With each button touched her skin flushed and </text:p>
      <text:p text:style-name="Standard">the chimes played. Every few moments, at random a little hard pellet would roll out the bottom of the display. A reward.</text:p>
      <text:p text:style-name="Standard"/>
      <text:p text:style-name="Standard">LEMON my favorite. and she popped the food in her mouth and rolled it around her tounge. Her big smile got even bigger. the silava made her mouth shine ans she said</text:p>
      <text:p text:style-name="Standard"><text:s/>"check check check!" You look good, you're heart beat is normal. Your, OHHH a red one! We never get those today is a good day! I'm gonna save that one, ok back to chekcing your looing good good</text:p>
      <text:p text:style-name="Standard">CHARTS DONE! </text:p>
      <text:p text:style-name="Standard"/>
      <text:p text:style-name="Standard">and she scooped up the handful of sweet round pips and put them in one of the multitude of pockets in her overalls </text:p>
      <text:p text:style-name="Standard"/>
      <text:p text:style-name="Standard">"hungry piggies!" she squealed. Her boots clanked on the steel floor <text:s/>The flat enterance of the dome had a rusted valve marked FEED. She struggled to turn it, paused, then splayed a wrench through the flanges of </text:p>
      <text:p text:style-name="Standard">the valve and used the extra leverage to turn. </text:p>
      <text:p text:style-name="Standard"/>
      <text:p text:style-name="Standard">Ok ok ok everyone to their pens now! </text:p>
      <text:p text:style-name="Standard"/>
      <text:p text:style-name="Standard">The valve open a slurry of fat and grain poured through an industrial digester. The girl put her arms around the digester. It was warm, she could hear the rushing heart beat of </text:p>
      <text:p text:style-name="Standard">the five hundred pigs who's blood pumped around the permialbe memebrane of the digester. Waste flowed out of the blood in the heavy siv at the top, and then clean healthy blood</text:p>
      <text:p text:style-name="Standard">picked up food at the bottom. </text:p>
      <text:p text:style-name="Standard"/>
      <text:p text:style-name="Standard">hungry piggies hungry! good good everyone in their pens. Now how's everyone feeling todaaaaay the girl sung</text:p>
      <text:p text:style-name="Standard"/>
      <text:p text:style-name="Standard">Shall we all onink a happy tune!! I see you Reggie no grumping! We're happy singers! </text:p>
      <text:p text:style-name="Standard"/>
      <text:p text:style-name="Standard">Pigs and pork for faraway marts </text:p>
      <text:p text:style-name="Standard">sweet bacon but no farts! </text:p>
      <text:p text:style-name="Standard">remember clean the pipes make the charts.</text:p>
      <text:p text:style-name="Standard">wipe the sikns and check the heaaaarts!!! </text:p>
      <text:p text:style-name="Standard"><text:soft-page-break/></text:p>
      <text:p text:style-name="Standard">The girl danced up and down the isles, her flowing strong hair whipping behind her. As she pressed the feed light on each pig the screen showed an imamge of a happy ham slurping from a make belive trough. </text:p>
      <text:p text:style-name="Standard"/>
      <text:p text:style-name="Standard">Alright! Everyone fed? Everyone fattening? Time for some exersice! we have to grow those muscles strong! She stopped as one of the pigs on a top row glowed red.</text:p>
      <text:p text:style-name="Standard"/>
      <text:p text:style-name="Standard">Oh no who are you! she climbed the racks "what's the trouble mr. porker?" ohhh you're leaking! And durring feeding time!? you don't want that you'll go hungry.</text:p>
      <text:p text:style-name="Standard"/>
      <text:p text:style-name="Standard">deftly the girl pulled a packet of sealant from her overalls. The red blood and the warning light made the skin of her face crimson and her red hair like the blasting of</text:p>
      <text:p text:style-name="Standard"><text:s/>a furnace</text:p>
      <text:p text:style-name="Standard">the leaking tube was sizzled back in place. There we are. Good as new. You're getting fatter by the minute and your ready for exercise. A loud clang snapped through the room. </text:p>
      <text:p text:style-name="Standard"/>
      <text:p text:style-name="Standard">The girl hung behind the repaired pig, her eyes barely visible in the tip top of the multi story tower of meat. </text:p>
      <text:p text:style-name="Standard"/>
      <text:p text:style-name="Standard">it was a boy.....</text:p>
      <text:p text:style-name="Standard"/>
      <text:p text:style-name="Standard">A Technician! </text:p>
      <text:p text:style-name="Standard"/>
      <text:p text:style-name="Standard">"What are you doing here she whispered. Techs aren't allowed out of the tunnels without a work order and there's nothing wrong with the equipment here...</text:p>
      <text:p text:style-name="Standard"/>
      <text:p text:style-name="Standard">Watching and waiting are wise... she said quietly to herself and the pigs. </text:p>
      <text:p text:style-name="Standard"/>
      <text:p text:style-name="Standard">He was a thin boy. The techs did much work on little food. The sound of five hundred hearts pumping, and the </text:p>
      <text:p text:style-name="Standard">distant clinging chimes of the feeding screen were all she could hear, but she could see the sinewy male reaching out and touching one of her pigs. </text:p>
      <text:p text:style-name="Standard"/>
      <text:p text:style-name="Standard">“The meat! Its almost harvest time! He's hungry.” She looked at the thousands of pounds of meat that hung before her. “Shooot I'm hungry too! And she munched down one of her pellets. This one was tart and grape. </text:p>
      <text:p text:style-name="Standard"/>
      <text:p text:style-name="Standard">A tablet was in his hands. Its wires and probes were the mark of a technian, that and his tools. He struggled to even reach the hanging ham, and when he lifted it off of its supports it took him to the ground with a thud. </text:p>
      <text:p text:style-name="Standard"/>
      <text:p text:style-name="Standard">The technician look furtively at the meat, and he probed the wires deeply into the hanging hocks.</text:p>
      <text:p text:style-name="Standard">His face was cross, like the meat was not the hoped for answer to a long studied puzzle. The room waiting in anticipation. The hearts beat Laura popped another lemon candy and shifted her hanging weight from one leg clamped around the meat, to another. </text:p>
      <text:p text:style-name="Standard"/>
      <text:p text:style-name="Standard"><text:tab/>He wasn't coooking the meat, he wasn't tearing at it, aas one hungry would. But he was trying, in his own way to use it. He shifted sides. The air <text:s/>was thick with the smell of sytheitc skin plasticy <text:soft-page-break/>sweet and the heat of all the muslce contractoing and growing. </text:p>
      <text:p text:style-name="Standard"/>
      <text:p text:style-name="Standard">The boy drew a scalpel blade from his set of tools. Cut a nerve band in a pigs mucle. The meat stopped arching from the signal. Like a plow digging a furrow, the scaple now slid down and into the boys skin.</text:p>
      <text:p text:style-name="Standard"/>
      <text:p text:style-name="Standard">Laura shuddered instinctively, unable to fathom self damage of this extent. </text:p>
      <text:p text:style-name="Standard"/>
      <text:p text:style-name="Standard"><text:s/>He exposed a <text:s/>nerve bundle. The boys and the meats unique nerves hung for a moment as close as god and man in the creation of adam, then they touched and the muscle grew stiff and achingly tense. </text:p>
      <text:p text:style-name="Standard"/>
      <text:p text:style-name="Standard">The boys face was wide in smile. He teeth we not straight and there was a large gap between the fronts. His eyes were almost lost in the depth of his smile. The Blue of the artifical sky was brighter when he smilled.</text:p>
      <text:p text:style-name="Standard"/>
      <text:p text:style-name="Standard">“what is he doing whicspered laura, and before she could blink she had her answer. The boy twitched his arm and the meat stood at attention. He moved again and it welled taught like a cable under strain. </text:p>
      <text:p text:style-name="Standard"/>
      <text:p text:style-name="Standard">He cut the sinyews that held the meat in and blood vessles and began to bound the flesh to his own weaving the pumping arteries and tendons into his arm. He looked grossly misshapen with a single enormous bicep. Fizzles of smoke where he cauterized a dripping open vein, a jump of the <text:s/>meat when another nerve was married to his own. </text:p>
      <text:p text:style-name="Standard"/>
      <text:p text:style-name="Standard"><text:s/>He detached the pumping artery of blood that fed the heart and plugged it into a small portal on the nape of his neck. In a moment the anemic spindly face was flush with oxygen, nutrients, and the mixture of hormones and antibiotics that coursed through the efficient semi-organism that was now called pig. </text:p>
      <text:p text:style-name="Standard"/>
      <text:p text:style-name="Standard">The floor around the boy was slick with blood. Scent of iron began to overwhelm the plastic of the skin. Laura Ingles watched fascinated, she popped the hard shelled reward candies in her mouth and sucked the waxy shells clear of their citrus flavor until the grainy center dissolved like dust on her tongue, all the time staring at the boy. </text:p>
      <text:p text:style-name="Standard"/>
      <text:p text:style-name="Standard">A red warning light began to flash, sensors alarming at the pig who's heart was missing it's intake of blood. Laura reacted instinctively. </text:p>
      <text:p text:style-name="Standard"/>
      <text:p text:style-name="Standard">“Hey give him back his blood line!” She wished she'd not said anything at all. She scurried back behind the hog from which she had came and hid even closer, her face burred in the warm fold where the two great lobes of meat gave way to the cleft of the heart. </text:p>
      <text:p text:style-name="Standard"/>
      <text:p text:style-name="Standard">“Who's there's whispered the boy hoarsly. And he rappidly began to cut and tear at the nerves that braided him to the flesh. </text:p>
      <text:p text:style-name="Standard"/>
      <text:p text:style-name="Standard">“be brave Laura like mother, she didn't shy away from the bear! </text:p>
      <text:p text:style-name="Standard"/>
      <text:p text:style-name="Standard">Laura lifted herself from the stump of bone that held the weight of the meat and formed a natural anchor from which the hog was held suspended. Much practice made her deft in swinging from animal to animal and in a moment she was at the boy's side. He was almost free of the nerve bundles. The blood line hung where he'd dropped it and the farm's sanguinary sacrifice began in effigy, and spread quickly, threatening to touch all who stood under the domes protection. <text:s text:c="2"/></text:p>
      <text:p text:style-name="Standard"><text:soft-page-break/></text:p>
      <text:p text:style-name="Standard">For a brief moment the scaple stood erect in his hand, all too obviously a threat, they both looked at it and then the moment defused, the alternative too terrible. <text:s/>The scaple slid back in his pack. </text:p>
      <text:p text:style-name="Standard"/>
      <text:p text:style-name="Standard">“Whaaat are you doing?” She grabbed his arm and looked closely. He was obviously uncomfortable with being touched, but her curiosity over won. “do those lines make you the meat? How'd you do that?!”</text:p>
      <text:p text:style-name="Standard"/>
      <text:p text:style-name="Standard">“They're called nerves. Your body uses them like messenger wires to talk to your feet, and hands and eyes and such. I just grew some extras. There's plenty around if you look in the right places. “</text:p>
      <text:p text:style-name="Standard"/>
      <text:p text:style-name="Standard">The boy was standing at an angle to Laura his body was tense, knees bent slightly and leaning towards the steel grate in the floor he'd lifted to come up into the hog pens. Laura could see the tunnels where the tech's lived and worked keeping the slug healthy and moving. <text:s/></text:p>
      <text:p text:style-name="Standard"/>
      <text:p text:style-name="Standard">Her hand was the only thing holding the boy from shooting back into his den. She stood a good eight inches over the technician and her muscled and womanly frame held sixty pounds more human than the boy's poxy spindly figure. </text:p>
      <text:p text:style-name="Standard"/>
      <text:p text:style-name="Standard">“Stop frettin' I'm not going to turn you in. You might have sinned, but that's between you and the almighty, not for me to judge. And I'm no tattler.” <text:s/>She let go of the arm. </text:p>
      <text:p text:style-name="Standard"/>
      <text:p text:style-name="Standard">A deep sigh, relaxed, he began unhitching the remaining nerves, the meat jumped and bucked oddly as the nerves signals were severed. </text:p>
      <text:p text:style-name="Standard"/>
      <text:p text:style-name="Standard">“Did you learn that in tech training?” </text:p>
      <text:p text:style-name="Standard"/>
      <text:p text:style-name="Standard">“I taught myself”</text:p>
      <text:p text:style-name="Standard"/>
      <text:p text:style-name="Standard">“Nuh uh, you didn't have to to apprenticeship?” </text:p>
      <text:p text:style-name="Standard"/>
      <text:p text:style-name="Standard">“I read about it in...” </text:p>
      <text:p text:style-name="Standard"/>
      <text:p text:style-name="Standard">“You can read? You?! Show me. ”</text:p>
      <text:p text:style-name="Standard"/>
      <text:p text:style-name="Standard">“Can you read.” </text:p>
      <text:p text:style-name="Standard"/>
      <text:p text:style-name="Standard">“No.”</text:p>
      <text:p text:style-name="Standard"/>
      <text:p text:style-name="Standard">“How would you know if I can read then?” </text:p>
      <text:p text:style-name="Standard"/>
      <text:p text:style-name="Standard">The big industrial digester was still humming. Laura strutted to it. Blood trailed <text:s/>on her boots and dripped through the metal grates. </text:p>
      <text:p text:style-name="Standard"/>
      <text:p text:style-name="Standard">“What's this say?” Her arm out gesturing to the block letters FEED on the in let pipe. </text:p>
      <text:p text:style-name="Standard"/>
      <text:p text:style-name="Standard">“Feed”</text:p>
      <text:p text:style-name="Standard"/>
      <text:p text:style-name="Standard">Hmmmm.. That's an easy one. What does this say - </text:p>
      <text:p text:style-name="Standard"><text:soft-page-break/></text:p>
      <text:p text:style-name="Standard">“Plasma outlet” </text:p>
      <text:p text:style-name="Standard"/>
      <text:p text:style-name="Standard">“that was my biggest word. You <text:span text:style-name="T1">can read.”</text:span></text:p>
      <text:p text:style-name="P2"/>
      <text:p text:style-name="P1">In the round dome blue with artifical sunlight and the streching eternal cloudless sky five hundred hearts beat in slow rhythm <text:s/>and two hearts beat at speed. </text:p>
      <text:p text:style-name="P1"/>
      <text:p text:style-name="P1">Laura looked the boy up and down. Taking in the hundred things she'd been acculturated to look for, judge and measure.</text:p>
      <text:p text:style-name="P1"/>
      <text:p text:style-name="P1">His arms were thin and spindly face pale, his vocation low. All signs that she should shun him for better stock.</text:p>
      <text:p text:style-name="P1"/>
      <text:p text:style-name="P1"><text:span text:style-name="T2">MENE, MENE, TEKEL, UPHARSIN. NUMBER NUMBER </text:span><text:span text:style-name="Emphasis"><text:span text:style-name="T4">WEIGHT</text:span></text:span><text:span text:style-name="T3"> </text:span><text:span text:style-name="T2">DIVISION” <text:s/>she thought. A buck he is not. </text:span></text:p>
      <text:p text:style-name="P1"/>
      <text:p text:style-name="P1">They don't feed you techs much do they? </text:p>
      <text:p text:style-name="P1"/>
      <text:p text:style-name="P1">Head shaking the boy agreed. “say we have to stay skinny to fit in the crevices. Keep the pipes and pressure maintained.”</text:p>
      <text:p text:style-name="P1"/>
      <text:p text:style-name="P1">They both stood in the silence for a moment. Laura sniffed hard and wiped her nose on the back of her hand. Then to the front of her overalls for more pips. <text:s/></text:p>
      <text:p text:style-name="P1"/>
      <text:p text:style-name="P1">“DO you want to read?” He blurted out. </text:p>
      <text:p text:style-name="P1"><text:s/></text:p>
      <text:p text:style-name="P1">The thicc curls of her red hair bounced back as if he'd struck her. </text:p>
      <text:p text:style-name="P1"/>
      <text:p text:style-name="P1">Good Brother Marsh says vixens have no need of reading. He says it clutters the mind with vain ambitions that are not the perview of a lady of the lord. </text:p>
      <text:p text:style-name="P1"/>
      <text:p text:style-name="P1">There's so much more to the world than Marsh, than this slug, than anyone here can even fathom. So much beauty, pain, complexity. So much </text:p>
      <text:p text:style-name="P1"/>
      <text:p text:style-name="P1">He twittled with the wires of his tablet. Pulling them from the meat of the pig. Sliding them slowly, carefully back into their hardsided container. </text:p>
      <text:p text:style-name="P1"/>
      <text:p text:style-name="P1">“potential” </text:p>
      <text:p text:style-name="P1"/>
      <text:p text:style-name="P1">Eyes to the sky, blue and uniform he walked to the central control panel, near the digester. </text:p>
      <text:p text:style-name="P1"/>
      <text:p text:style-name="P1">In moments the screws were gone and the panel and all its web of wires was in the boys hands. These were things that Laura did not understand. But his movements were movements she could make. </text:p>
      <text:p text:style-name="P1"/>
      <text:p text:style-name="P1">“I can do anything this boy can do. I can do it better. I'm a blue ribbon vixen ” thought Laura </text:p>
      <text:p text:style-name="P1">She watched over his shoulder trying to learn the cypher of the wires </text:p>
      <text:p text:style-name="P1"/>
      <text:p text:style-name="P1">The sky shifted. In a moment it went from bright blue day to deep and utter black. </text:p>
      <text:p text:style-name="P1"><text:soft-page-break/></text:p>
      <text:p text:style-name="P1">She gasped and looked skyward. </text:p>
      <text:p text:style-name="P1">The stars. Said the boy </text:p>
      <text:p text:style-name="P1"/>
      <text:p text:style-name="P1">Swirling overhead were the trailing arms of the dancer nebula. The violent pulses of the Utrecht nova, long ancient before god was a though in man's mind, threw archs of light and waves of power that played the drums the dancer spun to. </text:p>
      <text:p text:style-name="P1"/>
      <text:p text:style-name="P1">And this is just one small corner, of one small room in the endless expanse of the galaxy. </text:p>
      <text:p text:style-name="P1"/>
      <text:p text:style-name="P1">Awe and wonder filled the girls heart. The grains of star dust quivverd and spasomed in arcane splendor and spoke to something deep inside of her, the thought of calico dresses and blue ribbons was dead. </text:p>
      <text:p text:style-name="P1"/>
      <text:p text:style-name="P1">What is this? She asked</text:p>
      <text:p text:style-name="P1"/>
      <text:p text:style-name="P1">The moon and the hundred and twelve stars of fake constelations they show you at night? Those aren't real. They're designed to keep you dosicle and to make you feel safe. The reality of the night sky was deemed, unstablizing. Guess a a shimmering river of stars out your front door makes you want to swim.</text:p>
      <text:p text:style-name="P1"/>
      <text:p text:style-name="P1">This is real? </text:p>
      <text:p text:style-name="P1"/>
      <text:p text:style-name="P1">These are your neighbors he paused. </text:p>
      <text:p text:style-name="P1"/>
      <text:p text:style-name="P1">What's your name he said in a slow tone. Turning to her the control panel still hanging in his limp arms, wires wraping his ankles precariously as he moved.</text:p>
      <text:p text:style-name="P1"/>
      <text:p text:style-name="P1">“Laura, Laura Ingles Wilder.” She extended her hand in customary greeting, readying herself to show off her firm handshake and the inherent superiority it displayed.</text:p>
      <text:p text:style-name="P1"/>
      <text:p text:style-name="P1">The boy turned backward the wires unwinding. <text:s/>Laura's hand hanging like a tree leaning to the sun on a cliff face. <text:s/></text:p>
      <text:p text:style-name="P1"/>
      <text:p text:style-name="P1">Laura meet the dancer. Dancer this is Laura. </text:p>
      <text:p text:style-name="P1"/>
      <text:p text:style-name="P1">Laura looked up and extended her hand towards the constellation, the million mites of dust and gas streaming past seemed to clutch and grasp at her fingers, like the dancer took her proffered hand and </text:p>
      <text:p text:style-name="P1"/>
      <text:p text:style-name="P1">Laura spun in a twirl. The boy smiled. </text:p>
      <text:p text:style-name="P1"/>
      <text:p text:style-name="P1">“She's something isn't she?”</text:p>
      <text:p text:style-name="P1"/>
      <text:p text:style-name="P1">“She's splendid.” </text:p>
      <text:p text:style-name="P1"/>
      <text:p text:style-name="P1">“I'm sorry but you have to say good bye.” </text:p>
      <text:p text:style-name="P1"/>
      <text:p text:style-name="P1">“So soon? ” Laura's face fell, her arms drooping. The five hundred hearts beat a steady rhythm in the background. </text:p>
      <text:p text:style-name="P1"/>
      <text:p text:style-name="P1">The boy looked towards the door. Laura was brought back to the truth of the matter. </text:p>
      <text:p text:style-name="P1"><text:soft-page-break/></text:p>
      <text:p text:style-name="P1">“Oh god. The council. The elders. She moved quick like a sprinter and locked the airlock and jammed the hydraulics with a bar of steel as thick as her wrist that stood near the grooves of the door slides. </text:p>
      <text:p text:style-name="P1"/>
      <text:p text:style-name="P1">“Done that before?” </text:p>
      <text:p text:style-name="P1"/>
      <text:p text:style-name="P1">“I haven't but Wendy does some times to come in here and neck with her buck, Harris. At least I hope those two get paired or there will be trouble.” said Laura speculating on the pairing ritual that was soon to happen at the market/feast/ yearly fair that was the central social cultural festival of the ag slug's year. </text:p>
      <text:p text:style-name="P1"/>
      <text:p text:style-name="P1">“Last look.” </text:p>
      <text:p text:style-name="P1"/>
      <text:p text:style-name="P1">Like a mast entwined in all it's rigging the technician stood in the center of the beehive of meat. Wires draped from his tablet and the nerves and sinew still hung from his arm like a branch of coral. The wires trailed here and there in the blood, and the whole apparatus looked like to consume him. Laura was taken aback by how vulnerable he looked.</text:p>
      <text:p text:style-name="P1"/>
      <text:p text:style-name="P1">“come out of there. Come out of all those wires and that blood and let's get you cleaned up”<text:line-break/><text:line-break/>She missed the last proffered look at the dancer, so concentrated she was on the technician. He snapped the comforting blue sky back into activation, the rolling white clouds with perfect triple humps sailing calmly across placid clear blue, flat bottoms marking an imaginary dewpoint in a sky on a planet that had ceased to exist for a hundred centuries. </text:p>
      <text:p text:style-name="P1"/>
      <text:p text:style-name="P1">Laura was at the technician's arm. From her overalls she drew a packet of clot sealant and took the scapel from his vest without asking. He was tense in her hands and could not make eye contact with the taller, larger woman who was so deftly freeing him from wires, wounds, and nerves. </text:p>
      <text:p text:style-name="P1"/>
      <text:p text:style-name="P1">“Can I cut these? She motioned to the nerves. </text:p>
      <text:p text:style-name="P1"/>
      <text:p text:style-name="P1">“Below the nodes” </text:p>
      <text:p text:style-name="P1"/>
      <text:p text:style-name="P1">She slid the scaple deftly thought the bundles of dendrites and left the large blubs intact. <text:line-break/><text:line-break/>“Tuck those back into the cut and seal it up please” He unlached the diagnositic wires from their ports and stood the pannel back into its docking port at his belt. He knelt and she followed her work kneeling in turn. </text:p>
      <text:p text:style-name="P1"/>
      <text:p text:style-name="P1">The arm sealed neatly under her expert care the only noticealbe markings were small pocks of skin that bunched together if the boy drew his bicept to full flexion. </text:p>
      <text:p text:style-name="P1"/>
      <text:p text:style-name="P1">Laura straightened her legs. Almost all evidence of the strangeness that had been happening was neatly tucked, bound and repaired. Only the un-hangared pork and the blood that lay like afterbirth would incriminate them. </text:p>
      <text:p text:style-name="P1"/>
      <text:p text:style-name="P1">I'll sterilize the floor if you'll hang the meat. </text:p>
      <text:p text:style-name="P1"/>
      <text:p text:style-name="P1">“you'd better hang it, I could hardly lift it.” </text:p>
      <text:p text:style-name="P1"><text:soft-page-break/></text:p>
      <text:p text:style-name="P1">In perfect squat form Laura bent deeply to the ground and grasped the swine to her chest, then settled deep into the squat and all the muscles in her legs and buttocks clenched in perfect unison. She searched blindly for the steel interface with the bone stump, then metal and bone meshed and The hefty hog hung once more. </text:p>
      <text:p text:style-name="P1"/>
      <text:p text:style-name="P1">She looked from one side of the dome, to the other. All was right in her world. Everone was fed, a pocket of sweet rewards still half full in her tunic. She popped another then offered a few to the technician as he came within arms reach with the long thin blood squeegy in hand, the last of the red evidence swept into the gutter. <text:line-break/><text:line-break/>“Thanks” He placed the little candy on his tongue and Laura watched as he rolled in across his mouth. </text:p>
      <text:p text:style-name="P1"/>
      <text:p text:style-name="P1"><text:s/><text:line-break/>What are you doing she said after a few moments of watching him awkwardly snap suck at the candy.</text:p>
      <text:p text:style-name="P1"/>
      <text:p text:style-name="P1">“I've seen these but never had one before. The texture is.... odd.”</text:p>
      <text:p text:style-name="P1"/>
      <text:p text:style-name="P1">They're designed that way, never a same feeling twice. Crunch, then smooth, then bristly or firm like steak. Keeps you interested, keeps you eating. </text:p>
      <text:p text:style-name="P1"/>
      <text:p text:style-name="P1">He knodded and walked towards the open service grate. </text:p>
      <text:p text:style-name="P1"/>
      <text:p text:style-name="P1">Hey wait, that's it, you're gonna go? She stopped him with a heavy hand. </text:p>
      <text:p text:style-name="P1"/>
      <text:p text:style-name="P1">“I have so much to do, and I need to get back to my lab. I'm sorry.”</text:p>
      <text:p text:style-name="P1"/>
      <text:p text:style-name="P1">“No, I do not accept your apology. There was so much trouble here, trouble I didn't ask for. You owe me.” </text:p>
      <text:p text:style-name="P1"/>
      <text:p text:style-name="P1">He looked at his wrist, the wafer thin green watch barely visible under the wraps of wire, sensor stripes, and tools. He closed his eyes, a deep frown creased his face and his eyes spoke pain and regret.</text:p>
      <text:p text:style-name="P1"/>
      <text:p text:style-name="P1">“oh no. She said there'd be someone. IT's YOU?”</text:p>
      <text:p text:style-name="P1"/>
      <text:p text:style-name="P1">“Who's me?” </text:p>
      <text:p text:style-name="P1"/>
      <text:p text:style-name="P1">“Do you want to learn to read?” Asked the technician, holding the question out like a litmus test, eyes wide waiting a response. Able for the first time to make eye contact. </text:p>
      <text:p text:style-name="P1"/>
      <text:p text:style-name="P1">Laura looked up at the roof. She remembered the dancer. She thought of all the times father reading to the family had passed the book of stories over her, and to her brothers. All the times she'd yearned to read. She squinted at him, suspicious of one who could read her inner forbidden desires so adeptly. </text:p>
      <text:p text:style-name="P1"/>
      <text:p text:style-name="P1">She wispered, so ingrained in her the ideas of propriety and protection from evil. But she did speak</text:p>
      <text:p text:style-name="P1"/>
      <text:p text:style-name="P1">“Yes” </text:p>
      <text:p text:style-name="P1"/>
      <text:p text:style-name="P1">The repsonse struck the technician and hung on him like thick greasy thunderclouds. He was <text:soft-page-break/>immediately animated. Rubbing his palms into his forehead and grimacing. Back arching he looked at her in disbelief. </text:p>
      <text:p text:style-name="P1"/>
      <text:p text:style-name="P1">“Yoou? A fourteen stone vixen, with hair like fire? You're who I was to look for?” He shook his head. “I'd never had found you” </text:p>
      <text:p text:style-name="P1"/>
      <text:p text:style-name="P1">“You found me now. And I've been here for years. You were looking for me?” </text:p>
      <text:p text:style-name="P1"/>
      <text:p text:style-name="P1">More words, more weather, the greasy thunderclouds now seaped into his clothes and he stood there sopping in regret and guilt. He checked his watch again. She could see the flicks of mental math as his eyes moved. </text:p>
      <text:p text:style-name="P1"/>
      <text:p text:style-name="P1">“A little under 36 hours until the trader thrush leaves. The basics at least. And with the lab in her hands, and who knows how long until hostile take over or rescue..... ” </text:p>
      <text:p text:style-name="P1"/>
      <text:p text:style-name="P1">he looked deeply at her. Seeing her almost to her bones. What's your family name? <text:line-break/><text:line-break/>“Wilder” </text:p>
      <text:p text:style-name="P1"/>
      <text:p text:style-name="P1">“With genealogy like that Survival almost entirely assured. Alright you may come. You will not like this. And you'll hate me. I'm sorry in advance.”</text:p>
      <text:p text:style-name="P1"/>
      <text:p text:style-name="P1">Siding sideways he turned his back to her and held the grate open as high as he could. <text:line-break/><text:line-break/>“Sorry doesn't count unless you take action to change and it sounds like you're just saying that to shut me up not like you really mean it.” </text:p>
      <text:p text:style-name="P1"/>
      <text:p text:style-name="P1">He said nothing. Unable, or unwilling to cope with anything more real than what he'd laid bare. He closed his eyes and went deep inside himself. </text:p>
      <text:p text:style-name="P1"/>
      <text:p text:style-name="P1">She waited until his meager frame was shaking under the weight of the floor grate. Then Laura hefted it with one arm. The weight gone, he looked up at her. She flexed the grate open high enough to accommodate her six feet of height </text:p>
      <text:p text:style-name="P1"/>
      <text:p text:style-name="P1">“First, promise me you'll act like a gentleman.” </text:p>
      <text:p text:style-name="P1"/>
      <text:p text:style-name="P1">“I promise” </text:p>
      <text:p text:style-name="P1"/>
      <text:p text:style-name="P1">“More” </text:p>
      <text:p text:style-name="P1"/>
      <text:p text:style-name="P1">“I promise on the gods, the guild, and the tools of my office. If I were to violate the honor of this woman may my tounge be torn from its throat never to speak lies again.”</text:p>
      <text:p text:style-name="P1"/>
      <text:p text:style-name="P1">“I'll make sure of it.” </text:p>
      <text:p text:style-name="P1"/>
      <text:p text:style-name="P1">“I'd get no use out of hurting you. You're safe.” He said.</text:p>
      <text:p text:style-name="P1"/>
      <text:p text:style-name="P1">She huched into the small space beneath the hog hold and let the grate clash back into place. </text:p>
      <text:p text:style-name="P1"/>
      <text:p text:style-name="P1"><text:soft-page-break/>Brother no wonder you technicians are so small. She squatted her legs and arched her neck to be able to pass through the path </text:p>
      <text:p text:style-name="P1"/>
      <text:p text:style-name="P1">It gets larger up ahead. </text:p>
      <text:p text:style-name="P1"/>
      <text:p text:style-name="P1">They walked through a maze of passages. Laura noted the turns in her head. One left, two right at the big pressure container. Their small capillary interfaced with a larger vein. Laura pulled herself through with her hands and stood erect. </text:p>
      <text:p text:style-name="P1"/>
      <text:p text:style-name="P1">He started to point out words. </text:p>
      <text:p text:style-name="P1"/>
      <text:p text:style-name="P1">“See this? This means pork habitat. P...o...r..k. <text:s/>” He glided his fine hand under the letters. Do you know your letters? <text:line-break/><text:line-break/>She shook her head and was ashamed, not for herself but for the feeling that something wasn't right. Something not right at home, here on their farm. </text:p>
      <text:p text:style-name="P1"/>
      <text:p text:style-name="P1">The large vein smelled of dirt, acid and chemicals. A deep mechanical rumbling grew stronger and stronger as they progressed.</text:p>
      <text:p text:style-name="P1"><text:line-break/>Have you ever been to the foot? </text:p>
      <text:p text:style-name="P1"/>
      <text:p text:style-name="P1">No, we're not allowed. Its for your group only. The acid is too dangerous. She waved at the pock marks and scars that scathed his body. </text:p>
      <text:p text:style-name="P1"/>
      <text:p text:style-name="P1">Oh yes. The blue ribbons and all. I've seen a few award ceremonies, from the grates. Breeding creates such pleasant results. I hope to architect flesh that perfect someday. But for now I'm proud of how I've progressed. </text:p>
      <text:p text:style-name="P1"/>
      <text:p text:style-name="P1">You used to be smaller? Do you lift? What's your bench? </text:p>
      <text:p text:style-name="P1"/>
      <text:p text:style-name="P1">“I'm about to hit some monstrous gains.”</text:p>
      <text:p text:style-name="P1"/>
      <text:p text:style-name="P1">“What with hooking up meat to yourself?” </text:p>
      <text:p text:style-name="P1"/>
      <text:p text:style-name="P1">Precisely. </text:p>
      <text:p text:style-name="P1"/>
      <text:p text:style-name="P1">You can't win awards like that. That's cheating. I won't tell on you everyone would know if you showed up with hunks of pork on you to the competition like that. </text:p>
      <text:p text:style-name="P1"/>
      <text:p text:style-name="P1">“I'm not after awards.” </text:p>
      <text:p text:style-name="P1"/>
      <text:p text:style-name="P1">“then what are you doing?”</text:p>
      <text:p text:style-name="P1"/>
      <text:p text:style-name="P1">“I wish I'd found you when I was supposed to. You really are the missing factor in the equation. I thought I could compensate for you being missing but I'm off by a factor of six. My solution is..... sub-optimal. </text:p>
      <text:p text:style-name="P1"/>
      <text:p text:style-name="P1"/>
      <text:p text:style-name="P1"><text:soft-page-break/></text:p>
      <text:p text:style-name="P1"><text:s/>When we're you supposed to find me. </text:p>
      <text:p text:style-name="P1"/>
      <text:p text:style-name="P1">“Eighteen months prior. I've had the main body of the transmission for thirty six but I've been unable to act in an meaningful way for sometime. It was only until recently I could make any substantial progress. <text:s/>With your skills I'm sure we'd be ahead“</text:p>
      <text:p text:style-name="P1"/>
      <text:p text:style-name="P1">Laura listened as the technician rambled. She could tell he urgently believed whatever it was that he was speaking about. But it all sounded like the awkward off gassing of his social ineptitude. Like someone using phrases they'd heard others use, but didn't understand. <text:s/></text:p>
      <text:p text:style-name="P1"/>
      <text:p text:style-name="P1">He was nothing like the bucks she'd been conditioned to value. But she could feel something no one else gave her, not her father, not the bucks, not the other woman. </text:p>
      <text:p text:style-name="P1"/>
      <text:p text:style-name="P1">They stepped to a small observation and maintenance platform </text:p>
      <text:p text:style-name="P1"/>
      <text:p text:style-name="P1">“Welcome to the foot!” <text:s/>and he gestured at the rumbling expanse of earth that the slug churned up for nutrients on it's path round the planet. A huge grinding plate crumbled a wave of earth that rose, swirled, and fell of its own weight. Acid bath washed the soil and stone. Occasionally a large stone would resist the plowshare <text:s/></text:p>
      <text:p text:style-name="P1">and then shivver in splinters, the four hundred foot high wall of plasma sheilding would crackle and reverberate as the stone vaporized when it struck. </text:p>
      <text:p text:style-name="P1"/>
      <text:p text:style-name="P1">“I've never seen anything so big” </text:p>
      <text:p text:style-name="P1"/>
      <text:p text:style-name="P1">“In truth you haven't” The main field and the landing pad has a total area of a dozen hectacres and if you look there “ and he pointed with a tool that shone a light, a beam bright and green. “Where the edge of the acid wash ends and all the carbon and lead is disposed of, is. And he checked the beam instrument in his hand. “Six miles away” There are four millon gallons of acid flowing throught the foot. </text:p>
      <text:p text:style-name="P1"/>
      <text:p text:style-name="P1">“I've never had it laid out so precisely before” </text:p>
      <text:p text:style-name="P1"/>
      <text:p text:style-name="P1">they walked towards an accessway. Laura made another mental note of the direction they turned </text:p>
      <text:p text:style-name="P1"/>
      <text:p text:style-name="P1">It's all so huge. It makes me feel insignificant.”</text:p>
      <text:p text:style-name="P1"/>
      <text:p text:style-name="P1">One of the main reasons Farm folk aren't allowed down here. Technician's are inoculated against space herisy. Farmers get a look at all this land churned up by a mechanical plow, by the hand of man, and draw some conclusions that aren't appreciated. </text:p>
      <text:p text:style-name="P1"/>
      <text:p text:style-name="P1">How much land is there? </text:p>
      <text:p text:style-name="P1"/>
      <text:p text:style-name="P1">This planet is 783 miles in curcumference, which means at 2 mph that the slug moves (DO WE WANT THIS IN KM? SCIENCE IS IN KM.) We circle the planet once every 369 hours. </text:p>
      <text:p text:style-name="P1"/>
      <text:p text:style-name="P1">Laura had never heard facts like these before always there had been a shine of “god's ways” or mysteries of the tech, unknowable. </text:p>
      <text:p text:style-name="P1"/>
      <text:p text:style-name="P1"><text:soft-page-break/>Why do we move around the planet? <text:line-break/><text:line-break/>The slug is a collector. We bathe the stone and soil in acid to leach out the nitrogen phosphorus, and potassium compounds we need. One hudred and fifty two tons of foodstuffs and animal flesh leave this collector every year, the slug moving is how we get the building blocks we need for those. </text:p>
      <text:p text:style-name="P1"/>
      <text:p text:style-name="P1">Laura looked down the cavernous length of the slugs internals and the river of soil and stone that was melting and moving before her eyes. </text:p>
      <text:p text:style-name="P1"/>
      <text:p text:style-name="P1">Come on, let's go. I have things I need to show you. </text:p>
      <text:p text:style-name="P1"/>
      <text:p text:style-name="P1">They broke <text:s/>from the never ending sea of soil and came to <text:s/>an access port. It seemed hidden from view and when Arthur opened it <text:s/>The port steamed and hissed like the vast maw of some unknown hell. Laura noticed an enormous root that gathered in a bunch at the edges of the port and then had pushed in a complete cicle aronud the edges of the enterance, then slipped once more out of view. </text:p>
      <text:p text:style-name="P1"/>
      <text:p text:style-name="P1">Arthur patted the root with affectoion. </text:p>
      <text:p text:style-name="P1"/>
      <text:p text:style-name="P1">Isn't she beautiful? She took me six months to grow. One of the most amazing genetic engineering feats I've achoplmishe yet. </text:p>
      <text:p text:style-name="P1"/>
      <text:p text:style-name="P1">Laura ran her hands down the hard knotted surface of the root. There was pride in the technician's eyes.</text:p>
      <text:p text:style-name="P1"><text:line-break/>“I feel the same way about my pigs.” </text:p>
      <text:p text:style-name="P1"/>
      <text:p text:style-name="P1">If he heard her he did not ackwnoldge it. He climbed into the Maw. </text:p>
      <text:p text:style-name="P1"/>
      <text:p text:style-name="P1">Laura hesitated. If she was caught, alone and away form her station she'd be severly punnished. But she wanted to read. </text:p>
      <text:p text:style-name="P1"/>
      <text:p text:style-name="P1">Come on girl. Brave. She passed the steaming gnarled entrance and climbed into the laboratory. </text:p>
      <text:p text:style-name="P1"/>
      <text:p text:style-name="P1">The root was her guide as she crawed up the pipes and wires through to the hidden marvel that was Aurther's work shop. </text:p>
      <text:p text:style-name="P1"/>
      <text:p text:style-name="P1">It was circular and the floor was the pedal of the enormous root they had climbed. Overhead was an incredible light that the pedal was drinking in but it looked foreine and organic, nothing like the mettalic man made features of the slug around them. </text:p>
      <text:p text:style-name="P1"/>
      <text:p text:style-name="P1">Arther imediately was absorbed in the work on the bench in front of him. Without takeing his hands off the tinkering in front of him he arched his head towards a viewer on the wall. </text:p>
      <text:p text:style-name="P1"/>
      <text:p text:style-name="P1">Watch that. </text:p>
      <text:p text:style-name="P1"/>
      <text:p text:style-name="P1">Laura did not obey. </text:p>
      <text:p text:style-name="P1"/>
      <text:p text:style-name="P1">No no you have to do the guide bit for all this. </text:p>
      <text:p text:style-name="P1"/>
      <text:p text:style-name="P1">Aurther seemed stunned that he wasn't looking at his samples any longer, but instead spun around in his <text:soft-page-break/>chair and facing laura. </text:p>
      <text:p text:style-name="P1"/>
      <text:p text:style-name="P1">What is all this? How did you make that! What is that!!? Said Laura Why does it smell that way? </text:p>
      <text:p text:style-name="P1"/>
      <text:p text:style-name="P1">Aurthur blinked slowly. </text:p>
      <text:p text:style-name="P1"/>
      <text:p text:style-name="P1">I don't usually speak to people. I've reached the end of my social abilities. I'd like to be with my work please. </text:p>
      <text:p text:style-name="P1"/>
      <text:p text:style-name="P1">Well when can you tell me about this? </text:p>
      <text:p text:style-name="P1"/>
      <text:p text:style-name="P1">Watch the transmission and I will do my best to recharge. After that we can talk again, and I'll tell you about that. </text:p>
      <text:p text:style-name="P1"/>
      <text:p text:style-name="P1">Alllllright. Said Laura disapointedly. </text:p>
      <text:p text:style-name="P1"/>
      <text:p text:style-name="P1">Aurthur settled into his work, oblivious that Laura existed. Laura turned her back to him and looked at the massive organic lightbulb that seared white light across the expanse of the room. The pendulous sack of glowing fluid contracted slightly and the mixture swirled like a tide mixing fresh nutrients into a costal ecosystem.. </text:p>
      <text:p text:style-name="P1"/>
      <text:p text:style-name="P1">The pedal was firm to lauras footsteps. She bounced across it to the terminal </text:p>
      <text:p text:style-name="P1"/>
      <text:p text:style-name="P1">“How the... how do you work this...</text:p>
      <text:p text:style-name="P1"/>
      <text:p text:style-name="P1">“The buttons on the bottom of the casing. The green one. Press it” said authur, his voice monotone and mechanical </text:p>
      <text:p text:style-name="P1"/>
      <text:p text:style-name="P1">Laura pressed the button and the screen glowed a cathode ray emerald green. She was met with a few choices. </text:p>
      <text:p text:style-name="P1"/>
      <text:p text:style-name="P1">“Choose viewer, then “Introduction” said Aruther as if he was looking over her shoulder. </text:p>
      <text:p text:style-name="P1"/>
      <text:p text:style-name="P1">She did as she was told and the screen faded to a video.</text:p>
      <text:p text:style-name="P1"/>
      <text:p text:style-name="P1">A portly homely woman's face filled the screen. She had intensely curly hair and her makeup was overdone. But underneath the trappings she wore to fit society was an incredibly kind and intelegent woman. </text:p>
      <text:p text:style-name="P1"/>
      <text:p text:style-name="P1">Hello she said calmly. I'm Dr. Patricia Applebaum. You must have quite the inquiring mind to find this. Congratulations. You are at the start of an incredible journey. Get ready for some of the most amazing times of your life. The journey will not be easy, but I promise you your progress will be worth it. </text:p>
      <text:p text:style-name="P1"/>
      <text:p text:style-name="P1">I live in the acturas center. A science research lab <text:s/>in the deep holds of the empire. My astonomical studies have lead me to an incredible series of discoveries, which led me to convincing my fellow scientists to help hide this information in plain sight, where only those with eyes to see it might find it.</text:p>
      <text:p text:style-name="P1"/>
      <text:p text:style-name="P1">This tape contains the whole scientific knowledge, as well as engineering, mathematical, and social works that myself and my collegies have mastered. We pass this information on to you. This gift is for <text:soft-page-break/>you to use to escape your curcumstances, and join us. Join us among the stars and find your freedom and true calling. We are a society of peace. We are an altenative to empire, and change without violence. Come join us and live your true calling and help us solve the last mysteries. </text:p>
      <text:p text:style-name="P1"/>
      <text:p text:style-name="P1">To begin using this tape take the the following short test and then, and find the descrition number that best matches your scenario. Then follow the scenario number to the section that deals with that paticular curcumstance </text:p>
      <text:p text:style-name="P1"/>
      <text:p text:style-name="P1"><text:line-break/><text:line-break/>You have a unique blend of skills and materials at your desposal. Please take the time to discover <text:s/>how you can use your skills to make it to Antioch. To see the truth. </text:p>
      <text:p text:style-name="P1"/>
      <text:p text:style-name="P1">“The truth?” said Laura to herself. She began the test. It asked detailed questions about where she lived, what her skills were, how transportation was aranged in the area she worked on.”</text:p>
      <text:p text:style-name="P1"/>
      <text:p text:style-name="P1">“Your scenario is section 105.” Please make that selection. </text:p>
      <text:p text:style-name="P1"/>
      <text:p text:style-name="P1">Laura pushed the button. </text:p>
      <text:p text:style-name="P1"/>
      <text:p text:style-name="P1">“FARMING OR AGRICULTURAL SETTLEMENT&lt; TECHNICAL OR RESIDENT WORKER”</text:p>
      <text:p text:style-name="P1"/>
      <text:p text:style-name="P1">“Hello! Patricia here again. So you're a resident or technician on an agricultural settlement. What a wide world awaits you beyond the confines of your settlement. There is so much more for you to see and do. </text:p>
      <text:p text:style-name="P1"/>
      <text:p text:style-name="P1">Our goal now is to increase your proficiency in your highest skill sets, and match with another member of your settlement who has complementary skills. Please see the section on finding and working with others, as well as begin study on your highest proficiency. Good luck, and do not give up. What you work for is worth everything your sacrifice now.</text:p>
      <text:p text:style-name="P1"/>
      <text:p text:style-name="P1">The video came to an end</text:p>
      <text:p text:style-name="P1"/>
      <text:p text:style-name="P1">“What's the truth? Who is this woman?”<text:line-break/><text:line-break/>Arnold sighed. He pulled himself away from his work. </text:p>
      <text:p text:style-name="P1"/>
      <text:p text:style-name="P1">“She's a scientists in the Empire (NEW WORD FOR EMPIRE?) <text:s/>Central Labs- as far as I can tell she's one <text:s/>of several scientists who </text:p>
      <text:p text:style-name="P1">coded this message. And the truth- I don't know, but I am called to find out.”</text:p>
      <text:p text:style-name="P1"/>
      <text:p text:style-name="P1">Were you supposed to find me Aurther? The question hung in the air. </text:p>
      <text:p text:style-name="P1"/>
      <text:p text:style-name="P1">“Yes.” </text:p>
      <text:p text:style-name="P1"/>
      <text:p text:style-name="P1">Why didn't you?</text:p>
      <text:p text:style-name="P1"/>
      <text:p text:style-name="P1">“I am noticably bad at interaction, and I did not see it a productive line of research. It took me a short while longer, but I crafted a method to leave on my own.”<text:line-break/><text:soft-page-break/>“What's your method?” </text:p>
      <text:p text:style-name="P1"/>
      <text:p text:style-name="P1">“That's not why I brought you here. This lab, everything here, the tapes are all yours. You surely can use them, just like I have, to make an escape for yourself.” <text:line-break/><text:line-break/>“I know nothing of science. I'd have no abiltty to get myself out of here. The tape says we are supposed to work in teams Aurthur.”</text:p>
      <text:p text:style-name="P1"/>
      <text:p text:style-name="P1">No time. I wish you all the luck. Please make sure my plant get's watered. </text:p>
      <text:p text:style-name="P1"/>
      <text:p text:style-name="P1">And just like that he strode, selfishly caring for nothing and noone but himself and the exit he had so craftily calculated. </text:p>
      <text:p text:style-name="P1"/>
      <text:p text:style-name="P1"/>
      <text:p text:style-name="P1">The dias was a beautiful oak wood and the decks of chairs and picnic table where the harty farm folk sat was made of the same wood. Generations of farmers had sat these tables with their families, toiled the soil that held their fathers bones, and given their sons and daugthers on matching day, for them to all do the same. </text:p>
      <text:p text:style-name="P1"/>
      <text:p text:style-name="P1">Captain Joaquin had his back against a pilar of the dias and watched as Stone was sheered of every single point of company stock. The boy was sweating furiously. And he kept looking to Joaquin, enough that the captain folded his arms and looked across the expanse of green lush grass and the red iron spire of his ship. <text:line-break/><text:line-break/>“Let him take his lesson. Marsh will be estatic.” Said Joaquin to himself. <text:line-break/><text:line-break/>“And with that the deal is concluded.” Marsh shook Stone's hand, the farmers and their families erupted. All the stands of wares and trade manned by the ships crews were quiet and waited. Most knew, and those that didn't were still shrewed traders. </text:p>
      <text:p text:style-name="P1"/>
      <text:p text:style-name="P1">Joaquin stepped into the ring of trading. “Good brother Marsh should we not have the matches now?”</text:p>
      <text:p text:style-name="P1"/>
      <text:p text:style-name="P1">A few giggles escaped the lips of the crowd. More mugs of dark beer were passed from fillers at the kegs down the lengths of the rough hewn tables. Small children toddled between the low seats. </text:p>
      <text:p text:style-name="P1"/>
      <text:p text:style-name="P1">Joaquin drew a case from the captains wallet, inside were twenty four oblong syringes of company ensyme. The whole replacement population for this 3000 person slug. </text:p>
      <text:p text:style-name="P1"/>
      <text:p text:style-name="P1">Marsh nodded. </text:p>
      <text:p text:style-name="P1"/>
      <text:p text:style-name="P1">“BROTHERS AND SISTERS. It is a time for sowing. A time to stand the new trees in firm soil and brace them with the worlds of the lord.”</text:p>
      <text:p text:style-name="P1"/>
      <text:p text:style-name="P1">The company has no greater joy than to know that it's people are walking in the ways of truth. And so we are sent this privilidge. To be fruitful and multiply. </text:p>
      <text:p text:style-name="P1"/>
      <text:p text:style-name="P1">Marsh unrolled a scroll and held it against the podium. Families were tense- those with daughters or sons to be matched looked on hopefully. </text:p>
      <text:p text:style-name="P1"/>
      <text:p text:style-name="P1"><text:soft-page-break/>Devlin Parish and Cindy Howl! Marsh Stated Two tables Erupted with excitement. A father stood and escorted his daughter to the dias. A mother her son. Captain Joaquin could not share their happiness. He instead brewed ugly distain at the reach of the company. Here in this place. Where no shareholder had ever been, still their control was almost absolute. <text:line-break/><text:line-break/>The two families climed the dias. <text:line-break/><text:line-break/>Joaquin readied the vials in his hands. Two children for the happy couple- a momentary lifting of the yoke that tied them all. </text:p>
      <text:p text:style-name="P1"/>
      <text:p text:style-name="P1">The families cried. Joaquin left the vials in the hands of the woman. She cradled them like draughts of water in a desert. To them it all seemed so normal. To Joaquin- who had sons before the ban. Who's family prided itself on their size it was an insult that these people didn't even know they bore. </text:p>
      <text:p text:style-name="P1"/>
      <text:p text:style-name="P1">Stone stammered at his elbow- “How long should this one stand captain?” <text:line-break/><text:line-break/>Until these vials are gone Stone. </text:p>
      <text:p text:style-name="P1"/>
      <text:p text:style-name="P1">It wasn't long- there was an awkward pause when one groom to be stood and his bride was not at the table. Her family walked to the dias. Her father spoke<text:line-break/><text:line-break/>“My Laura- she's a dutiful one. Feeding her pigs no doubt- got her eye on that blue ribbon this year. Please excuse her I'll go fetch her now.”<text:line-break/><text:line-break/>The vials all distributed Joaquin took a bow and left Brother Marsh to begin the distribution of ribbons. Joaquin could still hear his voice booming over the stalls and little makeshift booths his people had thrown up in the shadow of the ship. Every trade was represented here. </text:p>
      <text:p text:style-name="P1"/>
      <text:p text:style-name="P1">Captain- said stone following him. “Tell me the story of <text:s/>Shap-ng-tsai?” <text:line-break/><text:line-break/>The tale of the warlord was a long one. And banned at that. But Joaquin remembered the pleasant crunch the auditors nose had made against Stones fist. <text:line-break/><text:line-break/>“Stone you did well today.” They walked deeper into the alley ways around the ship. <text:line-break/><text:line-break/>“Your trading was abysmal. But your false fall into the auditor- and the broken nose!” Joaquin drew the boy in, reaching his arm high to draw across the boys enourmous shoulders. A conspiratorial glance up at the lads face. <text:line-break/><text:line-break/>“Captain this one” Joaquin interupped before the boy said what he already knew. <text:line-break/><text:line-break/>“Yes you did quite well there Stone. And for that you deserve a reward. Come with me. The story of Shap-ng-tsai you will have.” <text:line-break/><text:line-break/>The alley ways were strewn with the refuse of a days trading. It wasn't long before the paths seemed older than they were. Boot prints in the grass. Corrigated tin walls and silk shade roofs. The captain dodged this way and that. Under wires that snagged Stone like spider's webs around the a backside of a shack and then through a doorway that was not a door way. <text:line-break/><text:line-break/><text:soft-page-break/>The heavy steel door clanged behind them. The room was dark. Stones eyes took a few moments to acclimate. When he could see he saw a den of cubicals. Ahamaish men and the men and women of the trader ship were all patrons. Some stood round and smoked. Others flipped through video screens and chose from menus. On large farmer was being installed into one of the amneotic cores of a cubical. Wires tubes and over it all an pink tangerine orange light defused and invited. </text:p>
      <text:p text:style-name="P1"/>
      <text:p text:style-name="P1">The crew all stood at the enterance of the capitain and he gestured for them to sit back down. <text:line-break/><text:line-break/>“Shi shi all is well here. No problems for a good crew and hard working farmers to have a few pleasant dreams is there?” It was obvious to Stone that everyone was uncomfortable with an authority figure here. But the words calmed most. <text:line-break/><text:line-break/> The captain stood beside a broad cement desk chest height and spoke to the attendant there. <text:line-break/><text:line-break/>“Wise one- do you have a dream of flying flags and brave sons?” The mans eyes normally deffering, and downcast opened wide and locked on the capitain. </text:p>
      <text:p text:style-name="P1"/>
      <text:p text:style-name="P1">“Of such things let us always speak” intoned the white beareded attendant. </text:p>
      <text:p text:style-name="P1"/>
      <text:p text:style-name="P1">“and carry in our hearts” phrased back the captain. The captain and the white beard looked at Stone, waiting. </text:p>
      <text:p text:style-name="P1"/>
      <text:p text:style-name="P1">He stammered for the secret words he knew- that all captains present and possibliy future knew</text:p>
      <text:p text:style-name="P1"/>
      <text:p text:style-name="P1">“until they are reality” He finished. </text:p>
      <text:p text:style-name="P1"/>
      <text:p text:style-name="P1">The white beard drew an oblong pincer from his belt. The thin bladed ends shined in the muted light. He held them ready. “This way.” </text:p>
      <text:p text:style-name="P1"/>
      <text:p text:style-name="P1">They strode one by one down the open cubicals and past the Ahamish and Cantonese alike. Stone looked terrified as he caught glances of fluttering eyelids half open- in faces submerged in the gel of the dream baths. Pipes and tubes from mouths and bodies wended to the walls of the baths. </text:p>
      <text:p text:style-name="P1"/>
      <text:p text:style-name="P1">There was a large room behind the desk- sepperated by a half dozen standard dream baths- it was walled in shoji doors which glowed the peculuar orange of the baths, or held the black light of the empty stalls. The light played as if it were reflected from water. Which when the door was opened to let them in, Stone saw it was. A tank as wide as a city street, and long enough for walking a hundred paces before turning around sat in the ground before them. <text:line-break/><text:line-break/>Ahhh the kings bath. Shall I prepare a shower for the captain? A meal before he dives? Said the attendant. <text:line-break/><text:line-break/>No meal. And I do not dive. I have seen the free banners waving in the high mountains. This one has never seen them. And he is to be captain one day. </text:p>
      <text:p text:style-name="P1"/>
      <text:p text:style-name="P1">The attendant's eyes grew wide again. Then he knodded. It shall be as you say. He clapped his hands three times and two capable women entered the room. Their hair was close cropped and their eyesockets a ghostly white. Stone could not ever remember seeing them aboard- and in a ship their size that was a miracle. <text:line-break/><text:soft-page-break/><text:line-break/>“He has never dove before?” </text:p>
      <text:p text:style-name="P1"/>
      <text:p text:style-name="P1">The captain laughed. “Stone have you strode a waking dream?” </text:p>
      <text:p text:style-name="P1"/>
      <text:p text:style-name="P1">He shook his head. <text:line-break/><text:line-break/>“You see he is a complete novice”<text:line-break/><text:line-break/>“And you would have him call at the high mountain pass?” <text:line-break/><text:line-break/>“I would have him see the whole life of his greatest grandfather. He knows not what he is. So he carries himself like a fool. As the auditors and company would have him. But when he knows what he is, then he will be a fool no longer.” <text:line-break/><text:line-break/>“I am at your command. My daughters- Peace and Misery will acompany him.” <text:line-break/><text:line-break/>“As you say, wise one, this is your realm and I give the craftsman control in his own workshop” The captain sat on a mat in the corner. He flexed his legs in a meditative pose. <text:line-break/><text:line-break/>Stone was fearful. The tubes he'd seen entering the others mouths disheartened him. As he stood staring at the wide pool and the white beard preparing the insuruments he was starteled by a daughter. </text:p>
      <text:p text:style-name="P1"/>
      <text:p text:style-name="P1">“Come. You should clean your body.” <text:line-break/><text:line-break/>“And prepare your heart.” </text:p>
      <text:p text:style-name="P1"/>
      <text:p text:style-name="P1">First a lavitory- Stone was embarrased when the women said “Empty your body.” He urinated, and deficated. Over concious of the two white eyed women just at the other side of the door. When he had finished- </text:p>
      <text:p text:style-name="P1"/>
      <text:p text:style-name="P1">They motioned to a shower. Stone disrobed and his enormous muscled frame and round belly filled the wash stand. It was pleasant to have enough time to bathe and be alone for a moment. </text:p>
      <text:p text:style-name="P1"/>
      <text:p text:style-name="P1">with blind eyes they served him a deep bowl of sweet broth. <text:line-break/><text:line-break/>“That hunger or thirst will not pull you from the dream.” </text:p>
      <text:p text:style-name="P1"/>
      <text:p text:style-name="P1">when he had eatten they took him back to the captain's meditative form. <text:line-break/><text:line-break/>“He is ready” </text:p>
      <text:p text:style-name="P1"/>
      <text:p text:style-name="P1">The captain only knodded. The white beard still held the oblong blades. He drew aside his robes and bore his chest, A scar not wider than a hand marked a point over his heart. The blades flashed and dove into flesh, cleaving apart the old scar. The tool pinched then lifted a titanium flat, rounded on the corners from the mans living muscle. </text:p>
      <text:p text:style-name="P1"/>
      <text:p text:style-name="P1">“You see how deeply this secret is respected. My father guards it with his own heart.” <text:line-break/><text:line-break/><text:soft-page-break/>Stone knodded. <text:line-break/><text:line-break/>Enter the waters young man. And he placed the object into the dream reader. Stone stepped into the blood warm fluid as he walked into the depth of the pool cords and tubes stretched to meet him like swimming snakes. The two daughters strode behind him. Stone dare not show his fear and was stoic as the aparatus met him and took him into its fold. <text:line-break/><text:line-break/>“Say hello to grandfather for me said the captain.” <text:line-break/><text:line-break/>The sisters fitted projector glass over his eyesockets and the world he knew was gone. <text:line-break/><text:line-break/>He looked- and saw a broad mountain valley. Deep snow marked the mountains. And from their heights flowed a river through rocky and steep gorges. Until it's crashing to the high green grasses that flowed in the winds. </text:p>
      <text:p text:style-name="P1"/>
      <text:p text:style-name="P1">“This is the valley of the fifth battle.” Said a sister- Peace thought Stone to himself. She was clad in simple woolen wrapps and thick leather boots to her knees and bound with hemp cords. Here she had eyes. <text:line-break/><text:line-break/>“We bring you here that you may find grandfather an equal. And know that one such as you can be something great.” </text:p>
      <text:p text:style-name="P1"/>
      <text:p text:style-name="P1">They walked some distance. <text:s/>Nothing but the swaying grass and river beside them. Stone could not tell where they were going, until The river tinged, then ran entirely red with blood. Carrion crows circled the vast grassland and dots of bodies began to materialize as they closed the distance</text:p>
      <text:p text:style-name="P1"/>
      <text:p text:style-name="P1">Broken men shattered by mace strokes, cleaved with heavy axes littered the outskirts, then lay enmase as the three strode the battle field. </text:p>
      <text:p text:style-name="P1"/>
      <text:p text:style-name="P1">“FOOL!” Yelled a tall lithe man muscular and sinyewe. <text:line-break/><text:line-break/>Pasne-Pan-Reich muttered the sister misery under her breath. “See how grandfather kneels at his feet. This battle is lost. His men and brothers lie dead at our feet. There Umbai grandfathers uncle. And Yomven his brother, there gesturing to a man without a head. See his wife- and she pointed to a woman, still breathing who was a target for a dozen archers, and bore the horriffic wounds of their repeated accuracy. <text:line-break/><text:line-break/>“You see now how it was folly to face me here? To test the strength of my arm, wit of my mind. You see in the weeping of your dying wife, that you are a fool.” <text:line-break/><text:line-break/>Grandfather wept. His wife was silent though she bore many wounds. <text:line-break/><text:line-break/>“Would you see her suffering end?” grandfather knodded. <text:line-break/><text:line-break/>“Then crawl to me, dog, and swear to be my loyal footman, to obey my commands with more speed that the fingers of my own hand. Wear my brand and you will see your wife's life end.”<text:line-break/><text:line-break/>Grandfather knelt slowly. Then he crawled, throught the blood of his family to the feet of Pasne-Pan-Reich. The man heard his oath, rudely tore open his shirt and pressed a self heating brand to his chest, <text:soft-page-break/>the flesh curling from the mark. <text:line-break/><text:line-break/>“Good” and Pasne-Pan-Reich dropped a jeweled mace, a dragon's head with a facetted iron ball in it's mouth, to the ground. “Kill her.” </text:p>
      <text:p text:style-name="P1"/>
      <text:p text:style-name="P1">Grandfathers hands shook as he took up the mace. His eyes locked with Pasne-Pan-Reich's and he did not blink. He walked among the archers, and then through the bloody grass to his loved one. He knelt, kissed his wife. An arrow head and five inches of broken shaft were close at hand, and it was with this, not the cruel mace of the dragon's head, that he expertly opened his wifes neck and held her close as the last of her life drained from her. His wifes life was over, but his <text:s/>path to revenge had just begun. </text:p>
      <text:p text:style-name="P1"/>
      <text:p text:style-name="P1">Go now. Fool of fools. You will joint the leppers brigade, where you will be a loyal finger to my hand until you fall off. <text:line-break/></text:p>
      <text:p text:style-name="P1">The dragon's head mace was not returned. </text:p>
      <text:p text:style-name="P1"/>
      <text:p text:style-name="P1">“Why did we show you this stone. Why here?” Asked misery. They stood so close that the hate in the two men's eyes could be seen, and Stone could count the tears that fell from grandfather's face. <text:line-break/><text:line-break/>“To see grandfather was once a fool like I am.”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IDEA</text:p>
      <text:p text:style-name="P1"><text:s/>The merchant kid who is spoiled and has the empire but has to make his deals. Make him make deals with drugs and completely turn his soceity upside down. The good king must die. Then have his arc be redemption and being absorbed into the collective? Make him a weak man who makes for tough times, and the tough times make him a strong man. <text:line-break/></text:p>
      <text:p text:style-name="P1"/>
      <text:p text:style-name="P1"/>
      <text:p text:style-name="P1"/>
      <text:p text:style-name="P1"/>
      <text:p text:style-name="P1"/>
      <text:p text:style-name="P1"/>
      <text:p text:style-name="P1"/>
      <text:p text:style-name="P1"><text:soft-page-break/></text:p>
      <text:p text:style-name="P1"><text:s/></text:p>
      <text:p text:style-name="P1"/>
      <text:p text:style-name="P1"><text:s/><text:line-break/>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Roboto" svg:font-family="Roboto,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2-02-04T19:43:34.06</meta:creation-date>
    <dc:date>2022-07-30T17:51:36.40</dc:date>
    <dc:creator>Blake Stanger</dc:creator>
    <meta:editing-duration>P3DT22H46M7S</meta:editing-duration>
    <meta:editing-cycles>42</meta:editing-cycles>
    <meta:generator>OpenOffice/4.1.11$Win32 OpenOffice.org_project/4111m1$Build-9808</meta:generator>
    <meta:document-statistic meta:table-count="0" meta:image-count="0" meta:object-count="0" meta:page-count="32" meta:paragraph-count="518" meta:word-count="13042" meta:character-count="71201"/>
  </office:meta>
</office:document-meta>
</file>